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Montserrat1" svg:font-family="Montserrat"/>
    <style:font-face style:name="MontserratBlack1" svg:font-family="MontserratBlack"/>
    <style:font-face style:name="MontserratMedium1" svg:font-family="MontserratMedium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Montserrat" svg:font-family="Montserrat" style:font-pitch="variable"/>
    <style:font-face style:name="MontserratBlack" svg:font-family="MontserratBlack" style:font-pitch="variable"/>
    <style:font-face style:name="MontserratMedium" svg:font-family="MontserratMediu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3da19a" draw:stroke-linejoin="miter" svg:stroke-linecap="butt" draw:fill="none" fo:padding-top="0.017cm" fo:padding-bottom="0.017cm" fo:padding-left="0.017cm" fo:padding-right="0.017cm"/>
    </style:style>
    <style:style style:name="gr2" style:family="graphic" style:parent-style-name="standard">
      <style:graphic-properties draw:stroke="none" draw:fill="solid" draw:fill-color="#231f20"/>
    </style:style>
    <style:style style:name="gr3" style:family="graphic" style:parent-style-name="standard">
      <style:graphic-properties draw:stroke="none" draw:fill="solid" draw:fill-color="#050606"/>
    </style:style>
    <style:style style:name="gr4" style:family="graphic" style:parent-style-name="standard">
      <style:graphic-properties draw:stroke="none" draw:fill="solid" draw:fill-color="#3da19a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881cm" fo:min-width="0.88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solid" draw:fill-color="#273c7e"/>
    </style:style>
    <style:style style:name="gr10" style:family="graphic" style:parent-style-name="standard">
      <style:graphic-properties draw:stroke="none" draw:fill="solid" draw:fill-color="#3966b9"/>
    </style:style>
    <style:style style:name="gr11" style:family="graphic" style:parent-style-name="standard">
      <style:graphic-properties draw:stroke="none" draw:fill="solid" draw:fill-color="#3ca19b"/>
    </style:style>
    <style:style style:name="gr12" style:family="graphic" style:parent-style-name="standard">
      <style:graphic-properties draw:stroke="none" draw:fill="solid" draw:fill-color="#58399d"/>
    </style:style>
    <style:style style:name="gr13" style:family="graphic" style:parent-style-name="standard">
      <style:graphic-properties draw:stroke="none" draw:fill="solid" draw:fill-color="#b02598"/>
    </style:style>
    <style:style style:name="gr14" style:family="graphic" style:parent-style-name="standard">
      <style:graphic-properties draw:stroke="none" draw:fill="solid" draw:fill-color="#ffffff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26cm" fo:min-width="0.626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solid" svg:stroke-width="0.017cm" svg:stroke-color="#3da19a" draw:stroke-linejoin="miter" svg:stroke-linecap="butt" draw:fill="none" fo:padding-top="0.008cm" fo:padding-bottom="0.008cm" fo:padding-left="0.008cm" fo:padding-right="0.008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929cm" fo:min-width="0.92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solid" svg:stroke-width="0.033cm" svg:stroke-color="#231f20" draw:stroke-linejoin="miter" svg:stroke-linecap="butt" draw:fill="none" fo:padding-top="0.016cm" fo:padding-bottom="0.016cm" fo:padding-left="0.016cm" fo:padding-right="0.016cm"/>
    </style:style>
    <style:style style:name="gr21" style:family="graphic" style:parent-style-name="standard">
      <style:graphic-properties draw:stroke="solid" svg:stroke-width="0.016cm" svg:stroke-color="#231f20" draw:stroke-linejoin="miter" svg:stroke-linecap="round" draw:fill="solid" draw:fill-color="#231f20" fo:padding-top="0.008cm" fo:padding-bottom="0.008cm" fo:padding-left="0.008cm" fo:padding-right="0.008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231f20"/>
    </style:style>
    <style:style style:name="P3" style:family="paragraph">
      <loext:graphic-properties draw:fill="solid" draw:fill-color="#050606"/>
    </style:style>
    <style:style style:name="P4" style:family="paragraph">
      <loext:graphic-properties draw:fill="solid" draw:fill-color="#3da19a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15pt" style:font-size-asian="15pt" style:font-size-complex="15pt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P8" style:family="paragraph">
      <loext:graphic-properties draw:fill="none"/>
      <style:text-properties fo:font-size="25pt" style:font-size-asian="25pt" style:font-size-complex="25pt"/>
    </style:style>
    <style:style style:name="P9" style:family="paragraph">
      <loext:graphic-properties draw:fill="none"/>
      <style:text-properties fo:font-size="14pt" style:font-size-asian="14pt" style:font-size-complex="14pt"/>
    </style:style>
    <style:style style:name="P10" style:family="paragraph">
      <loext:graphic-properties draw:fill="solid" draw:fill-color="#273c7e"/>
    </style:style>
    <style:style style:name="P11" style:family="paragraph">
      <loext:graphic-properties draw:fill="solid" draw:fill-color="#3966b9"/>
    </style:style>
    <style:style style:name="P12" style:family="paragraph">
      <loext:graphic-properties draw:fill="solid" draw:fill-color="#3ca19b"/>
    </style:style>
    <style:style style:name="P13" style:family="paragraph">
      <loext:graphic-properties draw:fill="solid" draw:fill-color="#58399d"/>
    </style:style>
    <style:style style:name="P14" style:family="paragraph">
      <loext:graphic-properties draw:fill="solid" draw:fill-color="#b02598"/>
    </style:style>
    <style:style style:name="P15" style:family="paragraph">
      <loext:graphic-properties draw:fill="solid" draw:fill-color="#ffffff"/>
    </style:style>
    <style:style style:name="P16" style:family="paragraph">
      <loext:graphic-properties draw:fill="none"/>
      <style:text-properties fo:font-size="20pt" style:font-size-asian="20pt" style:font-size-complex="20pt"/>
    </style:style>
    <style:style style:name="P17" style:family="paragraph">
      <loext:graphic-properties draw:fill="none"/>
      <style:text-properties fo:font-size="9pt" style:font-size-asian="9pt" style:font-size-complex="9pt"/>
    </style:style>
    <style:style style:name="P18" style:family="paragraph">
      <loext:graphic-properties draw:fill="none"/>
      <style:text-properties fo:font-size="17.7999992370605pt" style:font-size-asian="17.7999992370605pt" style:font-size-complex="17.7999992370605pt"/>
    </style:style>
    <style:style style:name="P19" style:family="paragraph">
      <loext:graphic-properties draw:fill="none"/>
      <style:text-properties fo:background-color="#ffff00"/>
    </style:style>
    <style:style style:name="P20" style:family="paragraph">
      <loext:graphic-properties draw:fill="none"/>
      <style:text-properties fo:font-size="26.3999996185303pt" style:font-size-asian="26.3999996185303pt" style:font-size-complex="26.3999996185303pt"/>
    </style:style>
    <style:style style:name="P21" style:family="paragraph">
      <style:paragraph-properties fo:text-align="start" style:writing-mode="lr-tb"/>
      <style:text-properties fo:background-color="#ffff00"/>
    </style:style>
    <style:style style:name="P22" style:family="paragraph">
      <loext:graphic-properties draw:fill="none"/>
      <style:paragraph-properties fo:text-align="start" style:writing-mode="lr-tb"/>
      <style:text-properties fo:font-size="10pt" fo:background-color="#ffff00" style:font-size-asian="10pt" style:font-size-complex="10pt"/>
    </style:style>
    <style:style style:name="T1" style:family="text">
      <style:text-properties fo:color="#ffffff" style:font-name="Arial1" fo:font-size="15pt" fo:font-weight="bold" style:font-size-asian="15pt" style:font-name-complex="Arial1" style:font-size-complex="15pt" style:font-weight-complex="bold"/>
    </style:style>
    <style:style style:name="T2" style:family="text">
      <style:text-properties fo:color="#231f20" style:font-name="Arial1" fo:font-size="10pt" style:font-size-asian="10pt" style:font-name-complex="Arial1" style:font-size-complex="10pt"/>
    </style:style>
    <style:style style:name="T3" style:family="text">
      <style:text-properties fo:color="#3da19a" style:font-name="MontserratBlack1" fo:font-size="25pt" fo:font-weight="bold" style:font-size-asian="25pt" style:font-name-complex="MontserratBlack1" style:font-size-complex="25pt" style:font-weight-complex="bold"/>
    </style:style>
    <style:style style:name="T4" style:family="text">
      <style:text-properties fo:color="#3da19a" style:font-name="Arial1" fo:font-size="10pt" style:font-size-asian="10pt" style:font-name-complex="Arial1" style:font-size-complex="10pt"/>
    </style:style>
    <style:style style:name="T5" style:family="text">
      <style:text-properties fo:color="#3da19a" style:font-name="Arial1" fo:font-size="14pt" style:font-size-asian="14pt" style:font-name-complex="Arial1" style:font-size-complex="14pt"/>
    </style:style>
    <style:style style:name="T6" style:family="text">
      <style:text-properties fo:color="#231f20" style:font-name="MontserratMedium1" fo:font-size="20pt" style:font-size-asian="20pt" style:font-name-complex="MontserratMedium1" style:font-size-complex="20pt"/>
    </style:style>
    <style:style style:name="T7" style:family="text">
      <style:text-properties fo:color="#3966b8" style:font-name="MontserratMedium1" fo:font-size="10pt" style:font-size-asian="10pt" style:font-name-complex="MontserratMedium1" style:font-size-complex="10pt"/>
    </style:style>
    <style:style style:name="T8" style:family="text">
      <style:text-properties fo:color="#273c7e" style:font-name="Arial1" fo:font-size="9pt" style:font-size-asian="9pt" style:font-name-complex="Arial1" style:font-size-complex="9pt"/>
    </style:style>
    <style:style style:name="T9" style:family="text">
      <style:text-properties fo:color="#231f20" style:font-name="Arial1" fo:font-size="17.7999992370605pt" style:font-size-asian="17.7999992370605pt" style:font-name-complex="Arial1" style:font-size-complex="17.7999992370605pt"/>
    </style:style>
    <style:style style:name="T10" style:family="text">
      <style:text-properties fo:color="#231f20" style:font-name="Montserrat1" fo:font-size="26.3999996185303pt" fo:font-weight="bold" style:font-size-asian="26.3999996185303pt" style:font-name-complex="Montserrat1" style:font-size-complex="26.3999996185303pt" style:font-weight-complex="bold"/>
    </style:style>
    <style:style style:name="T11" style:family="text">
      <style:text-properties fo:color="#3966b8" style:font-name="Arial1" fo:font-size="15pt" fo:font-weight="bold" style:font-size-asian="15pt" style:font-name-complex="Arial1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4.965cm" svg:height="1.965cm" svg:x="1.017cm" svg:y="4.017cm" svg:viewBox="0 0 4966 1966" svg:d="M400 0c-221 0-400 179-400 400v1566h4966v-1966z">
          <text:p/>
        </draw:path>
        <draw:path draw:style-name="gr2" draw:text-style-name="P2" draw:layer="layout" svg:width="0.706cm" svg:height="0.706cm" svg:x="4.098cm" svg:y="8.585cm" svg:viewBox="0 0 707 707" svg:d="M707 354c0 195-158 353-354 353-195 0-353-158-353-353 0-196 158-354 353-354 196 0 354 158 354 354z">
          <text:p/>
        </draw:path>
        <draw:polygon draw:style-name="gr3" draw:text-style-name="P3" draw:layer="layout" svg:width="0.164cm" svg:height="0.329cm" svg:x="5.247cm" svg:y="9.945cm" svg:viewBox="0 0 165 330" draw:points="62,330 165,307 99,0 0,47">
          <text:p/>
        </draw:polygon>
        <draw:path draw:style-name="gr3" draw:text-style-name="P3" draw:layer="layout" svg:width="0.982cm" svg:height="1.708cm" svg:x="4.598cm" svg:y="10.58cm" svg:viewBox="0 0 983 1709" svg:d="M643 600c-9-24-23-45-40-64l-504-536c-27 181-62 338-99 470l289 308 312 805c31 78 105 126 184 126 25 0 49-4 72-13 102-39 152-154 113-255z">
          <text:p/>
        </draw:path>
        <draw:polygon draw:style-name="gr3" draw:text-style-name="P3" draw:layer="layout" svg:width="0.426cm" svg:height="0.027cm" svg:x="3.454cm" svg:y="9.76cm" svg:viewBox="0 0 427 28" draw:points="427,0 0,0 0,28 427,28">
          <text:p/>
        </draw:polygon>
        <draw:polygon draw:style-name="gr3" draw:text-style-name="P3" draw:layer="layout" svg:width="0.426cm" svg:height="0.027cm" svg:x="3.365cm" svg:y="9.986cm" svg:viewBox="0 0 427 28" draw:points="0,28 427,28 427,0 0,0">
          <text:p/>
        </draw:polygon>
        <draw:polygon draw:style-name="gr3" draw:text-style-name="P3" draw:layer="layout" svg:width="0.612cm" svg:height="0.027cm" svg:x="3.099cm" svg:y="9.873cm" svg:viewBox="0 0 613 28" draw:points="613,0 0,0 0,28 613,28">
          <text:p/>
        </draw:polygon>
        <draw:path draw:style-name="gr3" draw:text-style-name="P3" draw:layer="layout" svg:width="2.089cm" svg:height="3.158cm" svg:x="3.21cm" svg:y="8.465cm" svg:viewBox="0 0 2090 3159" svg:d="M911 1946c-1 35-4 69-9 103 0 10-1 19-1 28 0 2 0 4 0 6 0 8 0 17 0 25 0 1 0 2 0 3 0 7 0 14 1 21 0 1 0 2 0 4 0 7 1 14 2 20 0 1 0 2 0 3 2 14 4 26 7 36 0 1 1 2 1 2 1 6 3 11 5 15 0 1 0 1 0 1 2 4 4 9 7 13v1c2 4 5 8 8 11 0 1 0 1 0 1 6 7 12 13 19 18 0 1 0 1 0 1 18 13 41 20 69 24-45 210-100 365-140 461l-650-109c-108-18-209 54-227 162-18 107 54 209 161 227l796 134c11 2 22 2 33 2 69 0 133-35 169-95 9-15 217-370 301-1039 0-3 1-5 1-8 1-3 2-6 2-9 7-55 11-107 14-156 2-29 4-57 4-84 1-8 1-16 1-24-25-8-48-21-66-39l-421-410c-64-63-65-166-3-230 31-32 72-49 116-49 43 0 83 16 114 46l243 237 31 14c16 8 34 11 52 11 29 0 58-10 81-29l300-251 34 157 29-14c23-11 47-16 71-16 1 0 1 0 2 0l-44-203 21-19c54-44 61-124 16-177-23-28-57-43-91-45l-159-727-103 22 163 744-340 285-384-175c-10-5-21-8-32-10-25-7-50-10-73-11-26-1-51 2-75 8 0 0-1 0-2 0-4 1-7 2-10 3-1 1-2 1-3 1-3 1-7 3-10 4-1 0-1 0-1 1-4 1-8 3-11 5h-1c-3 2-7 4-11 7-99 61-138 221-99 357 33 170 87 398 92 618 1 29 1 58 0 87z">
          <text:p/>
        </draw:path>
        <draw:path draw:style-name="gr3" draw:text-style-name="P3" draw:layer="layout" svg:width="1.206cm" svg:height="0.662cm" svg:x="4.195cm" svg:y="9.517cm" svg:viewBox="0 0 1207 663" svg:d="M1027 169l-454 217-358-350c-49-49-129-48-178 2-49 51-49 131 2 180l421 410c24 23 56 35 88 35 18 0 37-4 54-12l534-255c63-30 89-105 59-168s-105-89-168-59z">
          <text:p/>
        </draw:path>
        <draw:path draw:style-name="gr3" draw:text-style-name="P3" draw:layer="layout" svg:width="1.162cm" svg:height="1.163cm" svg:x="4.255cm" svg:y="7.27cm" svg:viewBox="0 0 1163 1164" svg:d="M241 608l385-84-32-145 328 142-239 265-32-145-385 84zM1163 583c0-322-261-583-582-583s-581 261-581 583c0 320 260 581 581 581s582-261 582-581z">
          <text:p/>
        </draw:path>
        <draw:path draw:style-name="gr1" draw:text-style-name="P1" draw:layer="layout" svg:width="4.965cm" svg:height="5.465cm" svg:x="1.017cm" svg:y="6.517cm" svg:viewBox="0 0 4966 5466" svg:d="M400 0c-221 0-400 179-400 400v5066h4966v-5466z">
          <text:p/>
        </draw:path>
        <draw:path draw:style-name="gr4" draw:text-style-name="P4" draw:layer="layout" svg:width="13.8cm" svg:height="2cm" svg:x="6.199cm" svg:y="4cm" svg:viewBox="0 0 13801 2001" svg:d="M0 0v2001h13402c220 0 399-180 399-401v-1600z">
          <text:p/>
        </draw:path>
        <draw:polygon draw:style-name="gr1" draw:text-style-name="P1" draw:layer="layout" svg:width="13.765cm" svg:height="5.465cm" svg:x="6.217cm" svg:y="6.517cm" svg:viewBox="0 0 13766 5466" draw:points="0,5466 13766,5466 13766,0 0,0">
          <text:p/>
        </draw:polygon>
        <draw:frame draw:style-name="gr5" draw:text-style-name="P6" draw:layer="layout" svg:width="4.756cm" svg:height="0.589cm" svg:x="6.6cm" svg:y="4.695cm">
          <draw:text-box>
            <text:p text:style-name="P5"><text:span text:style-name="T1">DAT VIND IK LEUK</text:span></text:p>
          </draw:text-box>
        </draw:frame>
        <draw:frame draw:style-name="gr6" draw:text-style-name="P7" draw:layer="layout" svg:width="12.194cm" svg:height="0.395cm" svg:x="6.6cm" svg:y="6.98cm">
          <draw:text-box>
            <text:p text:style-name="P5"><text:span text:style-name="T2">Je onderzoekt of je jouw talenten en interesses kunt vertalen naar een beroep.</text:span></text:p>
          </draw:text-box>
        </draw:frame>
        <draw:frame draw:style-name="gr7" draw:text-style-name="P8" draw:layer="layout" svg:width="2.809cm" svg:height="1.025cm" svg:x="1.2cm" svg:y="6.778cm">
          <draw:text-box>
            <text:p text:style-name="P5"><text:span text:style-name="T3">LEER-</text:span></text:p>
          </draw:text-box>
        </draw:frame>
        <draw:frame draw:style-name="gr7" draw:text-style-name="P8" draw:layer="layout" svg:width="2.648cm" svg:height="1.025cm" svg:x="1.2cm" svg:y="7.589cm">
          <draw:text-box>
            <text:p text:style-name="P5"><text:span text:style-name="T3">DOEL</text:span></text:p>
          </draw:text-box>
        </draw:frame>
        <draw:path draw:style-name="gr3" draw:text-style-name="P3" draw:layer="layout" svg:width="0.794cm" svg:height="0.795cm" svg:x="3.119cm" svg:y="15.048cm" svg:viewBox="0 0 795 796" svg:d="M710 152c-54-68-130-120-222-141-214-50-428 83-478 297-49 214 84 428 297 478 213 49 425-81 477-292 0-2 1-3 1-5 28-123-3-245-75-337z">
          <text:p/>
        </draw:path>
        <draw:path draw:style-name="gr3" draw:text-style-name="P3" draw:layer="layout" svg:width="1.891cm" svg:height="3.823cm" svg:x="2.604cm" svg:y="15.218cm" svg:viewBox="0 0 1892 3824" svg:d="M237 2498c9 0 19-1 29-4 77-16 125-91 109-167-66-307-91-546-91-728 0-156 18-270 44-351 33-101 73-150 108-179v683 335 1518c0 121 97 219 218 219s218-98 218-219v-1381h82v1381c0 121 98 219 218 219 121 0 219-98 219-219v-1518-335-754c48-14 108-34 170-61 70-30 142-67 206-123 32-28 62-61 85-103 24-41 40-92 40-146 0-56-18-113-47-163-44-75-111-140-205-206-91-64-208-128-359-196 60 98 79 213 53 325-1 5-2 9-3 13 96 52 164 98 208 137 34 29 53 54 62 69 9 16 8 21 8 21 0 1 1 1-3 8-5 10-28 35-65 58-55 35-135 67-199 87-33 10-61 18-81 22-3 1-5 2-7 2h-682c-6 0-11 1-17 2-2 0-5-1-8-1-33 0-85 5-146 26-90 31-201 105-277 240-77 135-124 323-124 590 0 208 29 466 98 787 14 66 72 112 139 112z">
          <text:p/>
        </draw:path>
        <draw:path draw:style-name="gr1" draw:text-style-name="P1" draw:layer="layout" svg:width="4.965cm" svg:height="5.465cm" svg:x="1.017cm" svg:y="12.517cm" svg:viewBox="0 0 4966 5466" svg:d="M400 0c-221 0-400 179-400 400v5066h4966v-5466z">
          <text:p/>
        </draw:path>
        <draw:polygon draw:style-name="gr1" draw:text-style-name="P1" draw:layer="layout" svg:width="13.765cm" svg:height="15.165cm" svg:x="6.538cm" svg:y="12.63cm" svg:viewBox="0 0 13766 15166" draw:points="0,15166 13766,15166 13766,0 0,0">
          <text:p/>
        </draw:polygon>
        <draw:frame draw:style-name="gr7" draw:text-style-name="P8" draw:layer="layout" svg:width="2.694cm" svg:height="1.025cm" svg:x="1.2cm" svg:y="4.278cm">
          <draw:text-box>
            <text:p text:style-name="P5"><text:span text:style-name="T3">TITEL</text:span></text:p>
          </draw:text-box>
        </draw:frame>
        <draw:frame draw:style-name="gr6" draw:text-style-name="P7" draw:layer="layout" svg:width="12.647cm" svg:height="0.395cm" svg:x="6.6cm" svg:y="12.98cm">
          <draw:text-box>
            <text:p text:style-name="P5"><text:span text:style-name="T2">O</text:span><text:span text:style-name="T2">m</text:span><text:span text:style-name="T2">d</text:span><text:span text:style-name="T2">a</text:span><text:span text:style-name="T2">t </text:span><text:span text:style-name="T2">j</text:span><text:span text:style-name="T2">e </text:span><text:span text:style-name="T2">v</text:span><text:span text:style-name="T2">e</text:span><text:span text:style-name="T2">e</text:span><text:span text:style-name="T2">l </text:span><text:span text:style-name="T2">u</text:span><text:span text:style-name="T2">r</text:span><text:span text:style-name="T2">e</text:span><text:span text:style-name="T2">n </text:span><text:span text:style-name="T2">i</text:span><text:span text:style-name="T2">n </text:span><text:span text:style-name="T2">d</text:span><text:span text:style-name="T2">e </text:span><text:span text:style-name="T2">w</text:span><text:span text:style-name="T2">e</text:span><text:span text:style-name="T2">e</text:span><text:span text:style-name="T2">k </text:span><text:span text:style-name="T2">g</text:span><text:span text:style-name="T2">a</text:span><text:span text:style-name="T2">a</text:span><text:span text:style-name="T2">t </text:span><text:span text:style-name="T2">w</text:span><text:span text:style-name="T2">e</text:span><text:span text:style-name="T2">r</text:span><text:span text:style-name="T2">k</text:span><text:span text:style-name="T2">e</text:span><text:span text:style-name="T2">n</text:span><text:span text:style-name="T2">, </text:span><text:span text:style-name="T2">i</text:span><text:span text:style-name="T2">s </text:span><text:span text:style-name="T2">h</text:span><text:span text:style-name="T2">e</text:span><text:span text:style-name="T2">t </text:span><text:span text:style-name="T2">v</text:span><text:span text:style-name="T2">e</text:span><text:span text:style-name="T2">r</text:span><text:span text:style-name="T2">s</text:span><text:span text:style-name="T2">t</text:span><text:span text:style-name="T2">a</text:span><text:span text:style-name="T2">n</text:span><text:span text:style-name="T2">d</text:span><text:span text:style-name="T2">i</text:span><text:span text:style-name="T2">g </text:span><text:span text:style-name="T2">o</text:span><text:span text:style-name="T2">m</text:span><text:span text:style-name="T2"> </text:span><text:span text:style-name="T2">w</text:span><text:span text:style-name="T2">e</text:span><text:span text:style-name="T2">r</text:span><text:span text:style-name="T2">k </text:span><text:span text:style-name="T2">t</text:span><text:span text:style-name="T2">e </text:span><text:span text:style-name="T2">z</text:span><text:span text:style-name="T2">o</text:span><text:span text:style-name="T2">e</text:span><text:span text:style-name="T2">k</text:span><text:span text:style-name="T2">e</text:span><text:span text:style-name="T2">n </text:span></text:p>
          </draw:text-box>
        </draw:frame>
        <draw:frame draw:style-name="gr6" draw:text-style-name="P7" draw:layer="layout" svg:width="12.41cm" svg:height="0.395cm" svg:x="6.6cm" svg:y="13.474cm">
          <draw:text-box>
            <text:p text:style-name="P5"><text:span text:style-name="T2">dat je </text:span><text:span text:style-name="T2">leuk en </text:span><text:span text:style-name="T2">interessa</text:span><text:span text:style-name="T2">nt vindt. </text:span><text:span text:style-name="T2">Meestal </text:span><text:span text:style-name="T2">betreft het </text:span><text:span text:style-name="T2">dingen die </text:span><text:span text:style-name="T2">je al goed </text:span><text:span text:style-name="T2">kunt of </text:span></text:p>
          </draw:text-box>
        </draw:frame>
        <draw:frame draw:style-name="gr6" draw:text-style-name="P7" draw:layer="layout" svg:width="12.279cm" svg:height="0.395cm" svg:x="6.6cm" svg:y="13.968cm">
          <draw:text-box>
            <text:p text:style-name="P5"><text:span text:style-name="T2">waar je moeite voor wilt </text:span><text:span text:style-name="T2">doen om ze goed te kunnen. </text:span><text:span text:style-name="T2">En dat kan van alles zijn! </text:span></text:p>
          </draw:text-box>
        </draw:frame>
        <draw:frame draw:style-name="gr6" draw:text-style-name="P7" draw:layer="layout" svg:width="2.106cm" svg:height="0.395cm" svg:x="6.6cm" svg:y="14.956cm">
          <draw:text-box>
            <text:p text:style-name="P5"><text:span text:style-name="T4">Voorbereiden</text:span></text:p>
          </draw:text-box>
        </draw:frame>
        <draw:frame draw:style-name="gr6" draw:text-style-name="P7" draw:layer="layout" svg:width="9.48cm" svg:height="0.395cm" svg:x="6.6cm" svg:y="15.45cm">
          <draw:text-box>
            <text:p text:style-name="P5"><text:span text:style-name="T2">V</text:span><text:span text:style-name="T2">r</text:span><text:span text:style-name="T2">a</text:span><text:span text:style-name="T2">a</text:span><text:span text:style-name="T2">g </text:span><text:span text:style-name="T2">j</text:span><text:span text:style-name="T2">e </text:span><text:span text:style-name="T2">d</text:span><text:span text:style-name="T2">o</text:span><text:span text:style-name="T2">c</text:span><text:span text:style-name="T2">e</text:span><text:span text:style-name="T2">n</text:span><text:span text:style-name="T2">t </text:span><text:span text:style-name="T2">o</text:span><text:span text:style-name="T2">m</text:span><text:span text:style-name="T2"> </text:span><text:span text:style-name="T2">d</text:span><text:span text:style-name="T2">e </text:span><text:span text:style-name="T2">b</text:span><text:span text:style-name="T2">ij</text:span><text:span text:style-name="T2">l</text:span><text:span text:style-name="T2">a</text:span><text:span text:style-name="T2">g</text:span><text:span text:style-name="T2">e </text:span><text:span text:style-name="T2">e</text:span><text:span text:style-name="T2">n </text:span><text:span text:style-name="T2">t</text:span><text:span text:style-name="T2">e</text:span><text:span text:style-name="T2">k</text:span><text:span text:style-name="T2">e</text:span><text:span text:style-name="T2">n </text:span><text:span text:style-name="T2">j</text:span><text:span text:style-name="T2">e</text:span><text:span text:style-name="T2">z</text:span><text:span text:style-name="T2">e</text:span><text:span text:style-name="T2">lf </text:span><text:span text:style-name="T2">i</text:span><text:span text:style-name="T2">n </text:span><text:span text:style-name="T2">h</text:span><text:span text:style-name="T2">e</text:span><text:span text:style-name="T2">t </text:span><text:span text:style-name="T2">p</text:span><text:span text:style-name="T2">o</text:span><text:span text:style-name="T2">p</text:span><text:span text:style-name="T2">p</text:span><text:span text:style-name="T2">e</text:span><text:span text:style-name="T2">tj</text:span><text:span text:style-name="T2">e</text:span><text:span text:style-name="T2">.</text:span></text:p>
          </draw:text-box>
        </draw:frame>
        <draw:frame draw:style-name="gr6" draw:text-style-name="P7" draw:layer="layout" svg:width="1.797cm" svg:height="0.395cm" svg:x="6.6cm" svg:y="16.437cm">
          <draw:text-box>
            <text:p text:style-name="P5"><text:span text:style-name="T4">Uitvoeren 1</text:span></text:p>
          </draw:text-box>
        </draw:frame>
        <draw:frame draw:style-name="gr6" draw:text-style-name="P7" draw:layer="layout" svg:width="12.528cm" svg:height="0.395cm" svg:x="6.6cm" svg:y="16.931cm">
          <draw:text-box>
            <text:p text:style-name="P5"><text:span text:style-name="T2">Schrijf in de wolkjes wat je allemaal </text:span><text:span text:style-name="T2">leuk vindt om te doen, zoals je hobby, </text:span><text:span text:style-name="T2">sport, </text:span></text:p>
          </draw:text-box>
        </draw:frame>
        <draw:frame draw:style-name="gr6" draw:text-style-name="P7" draw:layer="layout" svg:width="4.544cm" svg:height="0.395cm" svg:x="6.6cm" svg:y="17.425cm">
          <draw:text-box>
            <text:p text:style-name="P5"><text:span text:style-name="T2">b</text:span><text:span text:style-name="T2">i</text:span><text:span text:style-name="T2">j</text:span><text:span text:style-name="T2">b</text:span><text:span text:style-name="T2">a</text:span><text:span text:style-name="T2">a</text:span><text:span text:style-name="T2">n</text:span><text:span text:style-name="T2"> </text:span><text:span text:style-name="T2">o</text:span><text:span text:style-name="T2">f</text:span><text:span text:style-name="T2"> </text:span><text:span text:style-name="T2">e</text:span><text:span text:style-name="T2">e</text:span><text:span text:style-name="T2">n</text:span><text:span text:style-name="T2"> </text:span><text:span text:style-name="T2">v</text:span><text:span text:style-name="T2">a</text:span><text:span text:style-name="T2">k</text:span><text:span text:style-name="T2"> </text:span><text:span text:style-name="T2">o</text:span><text:span text:style-name="T2">p</text:span><text:span text:style-name="T2"> </text:span><text:span text:style-name="T2">s</text:span><text:span text:style-name="T2">c</text:span><text:span text:style-name="T2">h</text:span><text:span text:style-name="T2">o</text:span><text:span text:style-name="T2">o</text:span><text:span text:style-name="T2">l</text:span><text:span text:style-name="T2">.</text:span></text:p>
          </draw:text-box>
        </draw:frame>
        <draw:frame draw:style-name="gr6" draw:text-style-name="P7" draw:layer="layout" svg:width="1.797cm" svg:height="0.395cm" svg:x="6.6cm" svg:y="18.413cm">
          <draw:text-box>
            <text:p text:style-name="P5"><text:span text:style-name="T4">Uitvoeren 2</text:span></text:p>
          </draw:text-box>
        </draw:frame>
        <draw:frame draw:style-name="gr6" draw:text-style-name="P7" draw:layer="layout" svg:width="7.918cm" svg:height="0.395cm" svg:x="6.6cm" svg:y="18.907cm">
          <draw:text-box>
            <text:p text:style-name="P5"><text:span text:style-name="T2">Omcirkel steeds welke stelling het beste bij je past:</text:span></text:p>
          </draw:text-box>
        </draw:frame>
        <draw:frame draw:style-name="gr8" draw:text-style-name="P9" draw:layer="layout" svg:width="2.093cm" svg:height="0.556cm" svg:x="1.2cm" svg:y="13.755cm">
          <draw:text-box>
            <text:p text:style-name="P5"><text:span text:style-name="T5">WAT GA </text:span></text:p>
          </draw:text-box>
        </draw:frame>
        <draw:frame draw:style-name="gr8" draw:text-style-name="P9" draw:layer="layout" svg:width="2.423cm" svg:height="0.556cm" svg:x="1.2cm" svg:y="14.355cm">
          <draw:text-box>
            <text:p text:style-name="P5"><text:span text:style-name="T5">JE DOEN?</text:span></text:p>
          </draw:text-box>
        </draw:frame>
        <draw:polygon draw:style-name="gr9" draw:text-style-name="P10" draw:layer="layout" svg:width="0.27cm" svg:height="0.366cm" svg:x="1.71cm" svg:y="1.415cm" svg:viewBox="0 0 271 367" draw:points="271,300 271,367 0,367 0,0 267,0 267,68 91,68 91,144 258,144 258,212 91,212 91,301">
          <text:p/>
        </draw:polygon>
        <draw:polygon draw:style-name="gr9" draw:text-style-name="P10" draw:layer="layout" svg:width="0.292cm" svg:height="0.247cm" svg:x="2.012cm" svg:y="1.533cm" svg:viewBox="0 0 293 248" draw:points="286,0 189,122 293,248 203,248 144,172 87,248 0,248 101,122 0,0 91,0 144,72 195,0">
          <text:p/>
        </draw:polygon>
        <draw:path draw:style-name="gr9" draw:text-style-name="P10" draw:layer="layout" svg:width="0.263cm" svg:height="0.377cm" svg:x="2.338cm" svg:y="1.527cm" svg:viewBox="0 0 264 378" svg:d="M77 6v22c20-18 44-28 70-28 33 0 60 12 83 36 22 24 34 55 34 90 0 40-11 73-34 97-22 24-51 36-89 36-23 0-44-6-63-18v137h-78v-372zM77 76v114c14 11 29 16 44 16 19 0 35-6 46-20 11-13 16-33 16-56 0-24-5-41-15-54-10-14-26-20-45-20-14 0-30 6-46 20z">
          <text:p/>
        </draw:path>
        <draw:path draw:style-name="gr9" draw:text-style-name="P10" draw:layer="layout" svg:width="0.259cm" svg:height="0.257cm" svg:x="2.638cm" svg:y="1.529cm" svg:viewBox="0 0 260 258" svg:d="M255 176v49c-29 22-66 33-110 33-43 0-79-12-106-35-26-23-39-55-39-94 0-38 12-69 37-92 24-25 57-37 95-37s70 14 94 39 36 60 34 103h-178c1 23 10 40 24 53s34 18 58 18c29-2 60-14 91-37zM84 100h108c-4-36-22-55-53-55-33 0-52 19-55 55z">
          <text:p/>
        </draw:path>
        <draw:path draw:style-name="gr9" draw:text-style-name="P10" draw:layer="layout" svg:width="0.21cm" svg:height="0.253cm" svg:x="2.949cm" svg:y="1.527cm" svg:viewBox="0 0 211 254" svg:d="M79 6v71h1c24-50 50-77 79-77 14 0 32 8 52 23l-22 69c-20-12-35-19-46-19-19 0-33 11-46 34-12 23-19 36-19 40v107h-78v-248z">
          <text:p/>
        </draw:path>
        <draw:path draw:style-name="gr9" draw:text-style-name="P10" draw:layer="layout" svg:width="0.203cm" svg:height="0.33cm" svg:x="3.174cm" svg:y="1.457cm" svg:viewBox="0 0 204 331" svg:d="M204 77v53h-92v103c0 12 3 22 10 29s16 11 28 11c18 0 35-4 54-14v57c-25 10-50 15-73 15-31 0-55-8-71-24-17-15-25-39-25-69v-106h-35v-15l103-117h10v79h91z">
          <text:p/>
        </draw:path>
        <draw:path draw:style-name="gr9" draw:text-style-name="P10" draw:layer="layout" svg:width="0.087cm" svg:height="0.372cm" svg:x="3.415cm" svg:y="1.408cm" svg:viewBox="0 0 88 373" svg:d="M0 44c0-12 4-22 13-31 10-8 20-13 32-13s21 5 30 13c9 9 13 19 13 31s-4 22-13 31c-9 8-18 13-30 13s-22-5-32-13c-9-9-13-19-13-31zM83 373h-79v-248h79z">
          <text:p/>
        </draw:path>
        <draw:path draw:style-name="gr9" draw:text-style-name="P10" draw:layer="layout" svg:width="0.194cm" svg:height="0.258cm" svg:x="3.55cm" svg:y="1.528cm" svg:viewBox="0 0 195 259" svg:d="M185 18v55c-30-18-58-27-83-27-19 0-29 7-29 20 0 3 2 6 6 10 4 3 18 9 44 20 27 11 45 23 56 36 11 16 16 30 16 46 0 26-8 46-26 60-17 14-42 21-75 21s-64-7-89-19v-54c31 14 59 20 80 20 25 0 38-6 38-18 0-4-2-9-6-13-4-5-21-12-47-22-26-12-46-23-56-35-9-12-14-26-14-41 0-23 10-42 29-56s44-21 75-21c29-1 57 6 81 18z">
          <text:p/>
        </draw:path>
        <draw:path draw:style-name="gr9" draw:text-style-name="P10" draw:layer="layout" svg:width="0.259cm" svg:height="0.257cm" svg:x="3.779cm" svg:y="1.529cm" svg:viewBox="0 0 260 258" svg:d="M256 176v49c-30 22-68 33-112 33-43 0-78-12-104-35-27-23-40-55-40-94 0-38 12-69 37-92 24-25 56-37 94-37s70 14 95 39c24 25 36 60 34 103h-179c1 23 10 40 24 53s34 18 58 18c29-2 61-14 93-37zM83 100h108c-4-36-22-55-53-55-33 0-51 19-55 55z">
          <text:p/>
        </draw:path>
        <draw:path draw:style-name="gr9" draw:text-style-name="P10" draw:layer="layout" svg:width="0.264cm" svg:height="0.377cm" svg:x="4.087cm" svg:y="1.527cm" svg:viewBox="0 0 265 378" svg:d="M78 6v22c21-18 45-28 71-28 32 0 59 12 82 36 22 24 34 55 34 90 0 40-11 73-34 97-22 24-51 36-88 36-23 0-44-6-63-18v137h-80v-372zM78 76v114c15 11 30 16 45 16 19 0 34-6 45-20 11-13 16-33 16-56 0-24-5-41-15-54-10-14-25-20-44-20-14 0-29 6-47 20z">
          <text:p/>
        </draw:path>
        <draw:path draw:style-name="gr9" draw:text-style-name="P10" draw:layer="layout" svg:width="0.249cm" svg:height="0.253cm" svg:x="4.402cm" svg:y="1.533cm" svg:viewBox="0 0 250 254" svg:d="M170 248v-35c-22 28-49 41-79 41-27 0-49-9-66-25-16-17-25-40-25-69v-159h78v154c0 31 13 46 39 46 14 0 27-5 38-17 11-11 15-20 15-25v-159h80v248z">
          <text:p/>
        </draw:path>
        <draw:path draw:style-name="gr9" draw:text-style-name="P10" draw:layer="layout" svg:width="0.248cm" svg:height="0.253cm" svg:x="4.716cm" svg:y="1.527cm" svg:viewBox="0 0 249 254" svg:d="M77 6v35c23-28 51-41 82-41 26 0 46 9 64 25 17 17 26 41 26 71v158h-77v-151c0-33-13-50-39-50-18 0-37 14-55 41v160h-78v-248z">
          <text:p/>
        </draw:path>
        <draw:path draw:style-name="gr9" draw:text-style-name="P10" draw:layer="layout" svg:width="0.203cm" svg:height="0.33cm" svg:x="5.003cm" svg:y="1.457cm" svg:viewBox="0 0 204 331" svg:d="M204 77v53h-91v103c0 12 3 22 10 29 6 7 16 11 29 11 16 0 34-4 52-14v57c-25 10-49 15-73 15-30 0-54-8-71-24-16-15-25-39-25-69v-106h-35v-15l104-117h10v79h90z">
          <text:p/>
        </draw:path>
        <draw:path draw:style-name="gr10" draw:text-style-name="P11" draw:layer="layout" svg:width="1.189cm" svg:height="1.318cm" svg:x="1.709cm" svg:y="2.084cm" svg:viewBox="0 0 1190 1319" svg:d="M1061 656c0-146 48-280 128-390-120-162-312-266-529-266-364 0-660 294-660 659 0 363 295 660 660 660 218 0 410-106 530-270-81-110-129-245-129-393z">
          <text:p/>
        </draw:path>
        <draw:path draw:style-name="gr11" draw:text-style-name="P12" draw:layer="layout" svg:width="1.189cm" svg:height="1.316cm" svg:x="4.111cm" svg:y="2.084cm" svg:viewBox="0 0 1190 1317" svg:d="M531 0c-217 0-409 104-530 266 81 110 129 244 129 390 0 148-48 283-130 393 121 164 314 268 531 268 363 0 659-295 659-659 0-363-294-658-659-658z">
          <text:p/>
        </draw:path>
        <draw:path draw:style-name="gr9" draw:text-style-name="P10" draw:layer="layout" svg:width="0.26cm" svg:height="0.768cm" svg:x="2.806cm" svg:y="2.358cm" svg:viewBox="0 0 261 769" svg:d="M130 0c-82 106-130 240-130 385 0 144 48 277 130 384 83-107 131-240 131-384-1-145-49-279-131-385z">
          <text:p/>
        </draw:path>
        <draw:path draw:style-name="gr12" draw:text-style-name="P13" draw:layer="layout" svg:width="0.26cm" svg:height="0.768cm" svg:x="3.944cm" svg:y="2.359cm" svg:viewBox="0 0 261 769" svg:d="M0 385c0 144 48 277 131 384 82-107 130-240 130-384 0-145-48-278-130-385-83 105-131 239-131 385z">
          <text:p/>
        </draw:path>
        <draw:path draw:style-name="gr13" draw:text-style-name="P14" draw:layer="layout" svg:width="1.061cm" svg:height="1.316cm" svg:x="2.974cm" svg:y="2.084cm" svg:viewBox="0 0 1062 1317" svg:d="M933 656c0-146 48-280 128-390-121-162-312-266-531-266-217 0-409 104-529 266 80 110 128 244 128 390 0 148-48 283-129 393 120 164 313 268 530 268 219 0 412-105 532-269-81-109-129-244-129-392z">
          <text:p/>
        </draw:path>
        <draw:polygon draw:style-name="gr14" draw:text-style-name="P15" draw:layer="layout" svg:width="0.438cm" svg:height="0.734cm" svg:x="2.219cm" svg:y="2.376cm" svg:viewBox="0 0 439 735" draw:points="439,735 0,735 0,0 166,0 166,601 439,601">
          <text:p/>
        </draw:polygon>
        <draw:path draw:style-name="gr14" draw:text-style-name="P15" draw:layer="layout" svg:width="0.719cm" svg:height="0.76cm" svg:x="3.144cm" svg:y="2.367cm" svg:viewBox="0 0 720 761" svg:d="M358 761c-105 0-191-34-257-103-68-69-101-157-101-267 0-117 34-211 102-283 67-72 156-108 267-108 105 0 190 34 254 103 65 69 97 159 97 273 0 115-33 208-100 279-67 70-154 106-262 106zM366 142c-58 0-104 22-139 66-34 43-51 102-51 173 0 73 17 130 51 172 34 43 79 64 134 64 57 0 103-21 136-63 34-41 50-98 50-171 0-76-16-136-49-179-33-42-77-62-132-62z">
          <text:p/>
        </draw:path>
        <draw:path draw:style-name="gr14" draw:text-style-name="P15" draw:layer="layout" svg:width="0.552cm" svg:height="0.734cm" svg:x="4.413cm" svg:y="2.373cm" svg:viewBox="0 0 553 735" svg:d="M0 735v-735h267c83 0 147 15 190 45 44 30 67 72 67 126 0 40-13 75-41 105-27 29-61 50-102 62v2c52 7 94 26 125 58 32 32 47 71 47 117 0 67-24 121-72 160s-113 59-197 59zM165 121v175h73c34 0 62-8 82-25 19-16 29-39 29-68 0-55-40-82-122-82zM165 420v193h89c40 0 69-9 91-26 22-18 33-42 33-73 0-30-11-53-32-69-22-17-51-25-91-25z">
          <text:p/>
        </draw:path>
        <draw:polygon draw:style-name="gr4" draw:text-style-name="P4" draw:layer="layout" svg:width="5.846cm" svg:height="0.12cm" svg:x="14.154cm" svg:y="2.04cm" svg:viewBox="0 0 5847 121" draw:points="0,121 5847,121 5847,0 0,0">
          <text:p/>
        </draw:polygon>
        <draw:frame draw:style-name="gr7" draw:text-style-name="P8" draw:layer="layout" svg:width="4.659cm" svg:height="1.025cm" svg:x="1.2cm" svg:y="12.778cm">
          <draw:text-box>
            <text:p text:style-name="P5"><text:span text:style-name="T3">ERVAREN</text:span></text:p>
          </draw:text-box>
        </draw:frame>
        <draw:frame draw:style-name="gr15" draw:text-style-name="P16" draw:layer="layout" svg:width="5.624cm" svg:height="0.822cm" svg:x="14.08cm" svg:y="1.245cm">
          <draw:text-box>
            <text:p text:style-name="P5"><text:span text:style-name="T6">LOB OPDRACHT</text:span></text:p>
          </draw:text-box>
        </draw:frame>
        <draw:frame draw:style-name="gr6" draw:text-style-name="P7" draw:layer="layout" svg:width="3.427cm" svg:height="0.412cm" svg:x="16.508cm" svg:y="28.864cm">
          <draw:text-box>
            <text:p text:style-name="P5"><text:span text:style-name="T7">expertisepuntlob.nl</text:span></text:p>
          </draw:text-box>
        </draw:frame>
        <draw:polygon draw:style-name="gr4" draw:text-style-name="P4" draw:layer="layout" svg:width="0.175cm" svg:height="0.351cm" svg:x="5.097cm" svg:y="4.792cm" svg:viewBox="0 0 176 352" draw:points="0,0 0,352 176,176">
          <text:p/>
        </draw:polygon>
        <draw:polygon draw:style-name="gr4" draw:text-style-name="P4" draw:layer="layout" svg:width="0.176cm" svg:height="0.351cm" svg:x="5.373cm" svg:y="4.792cm" svg:viewBox="0 0 177 352" draw:points="0,0 0,352 177,176">
          <text:p/>
        </draw:polygon>
        <draw:polygon draw:style-name="gr4" draw:text-style-name="P4" draw:layer="layout" svg:width="0.175cm" svg:height="0.351cm" svg:x="5.649cm" svg:y="4.792cm" svg:viewBox="0 0 176 352" draw:points="0,0 0,352 176,176">
          <text:p/>
        </draw:polygon>
        <draw:frame draw:style-name="gr16" draw:text-style-name="P17" draw:layer="layout" svg:width="2.707cm" svg:height="0.357cm" svg:x="1cm" svg:y="28.919cm">
          <draw:text-box>
            <text:p text:style-name="P5"><text:span text:style-name="T8">Dat vind ik leuk 1/3</text:span></text:p>
          </draw:text-box>
        </draw:frame>
        <draw:frame draw:style-name="gr17" draw:text-style-name="P18" draw:layer="layout" svg:width="0.626cm" svg:height="0.7cm" draw:transform="rotate (-0.671951762017817) translate (4.685cm 14.648cm)">
          <draw:text-box>
            <text:p text:style-name="P5"><text:span text:style-name="T9">?</text:span></text:p>
          </draw:text-box>
        </draw:frame>
        <draw:line draw:style-name="gr18" draw:text-style-name="P1" draw:layer="layout" svg:x1="6.599cm" svg:y1="20.108cm" svg:x2="12.608cm" svg:y2="20.108cm">
          <text:p/>
        </draw:line>
        <draw:line draw:style-name="gr18" draw:text-style-name="P1" draw:layer="layout" svg:x1="6.608cm" svg:y1="20.8cm" svg:x2="6.608cm" svg:y2="20.117cm">
          <text:p/>
        </draw:line>
        <draw:line draw:style-name="gr18" draw:text-style-name="P1" draw:layer="layout" svg:x1="12.608cm" svg:y1="20.108cm" svg:x2="13.608cm" svg:y2="20.108cm">
          <text:p/>
        </draw:line>
        <draw:line draw:style-name="gr18" draw:text-style-name="P1" draw:layer="layout" svg:x1="12.608cm" svg:y1="20.8cm" svg:x2="12.608cm" svg:y2="20.117cm">
          <text:p/>
        </draw:line>
        <draw:line draw:style-name="gr18" draw:text-style-name="P1" draw:layer="layout" svg:x1="13.608cm" svg:y1="20.108cm" svg:x2="19.617cm" svg:y2="20.108cm">
          <text:p/>
        </draw:line>
        <draw:line draw:style-name="gr18" draw:text-style-name="P19" draw:layer="layout" svg:x1="13.608cm" svg:y1="20.8cm" svg:x2="13.608cm" svg:y2="20.117cm">
          <text:p/>
        </draw:line>
        <draw:line draw:style-name="gr18" draw:text-style-name="P1" draw:layer="layout" svg:x1="19.608cm" svg:y1="20.8cm" svg:x2="19.608cm" svg:y2="20.117cm">
          <text:p/>
        </draw:line>
        <draw:line draw:style-name="gr18" draw:text-style-name="P1" draw:layer="layout" svg:x1="6.599cm" svg:y1="20.808cm" svg:x2="12.608cm" svg:y2="20.808cm">
          <text:p/>
        </draw:line>
        <draw:line draw:style-name="gr18" draw:text-style-name="P19" draw:layer="layout" svg:x1="6.608cm" svg:y1="22cm" svg:x2="6.608cm" svg:y2="20.817cm">
          <text:p/>
        </draw:line>
        <draw:line draw:style-name="gr18" draw:text-style-name="P1" draw:layer="layout" svg:x1="12.608cm" svg:y1="20.808cm" svg:x2="13.608cm" svg:y2="20.808cm">
          <text:p/>
        </draw:line>
        <draw:line draw:style-name="gr18" draw:text-style-name="P1" draw:layer="layout" svg:x1="12.608cm" svg:y1="22cm" svg:x2="12.608cm" svg:y2="20.817cm">
          <text:p/>
        </draw:line>
        <draw:line draw:style-name="gr18" draw:text-style-name="P1" draw:layer="layout" svg:x1="13.608cm" svg:y1="20.808cm" svg:x2="19.617cm" svg:y2="20.808cm">
          <text:p/>
        </draw:line>
        <draw:line draw:style-name="gr18" draw:text-style-name="P1" draw:layer="layout" svg:x1="13.608cm" svg:y1="22cm" svg:x2="13.608cm" svg:y2="20.817cm">
          <text:p/>
        </draw:line>
        <draw:line draw:style-name="gr18" draw:text-style-name="P1" draw:layer="layout" svg:x1="19.608cm" svg:y1="22cm" svg:x2="19.608cm" svg:y2="20.817cm">
          <text:p/>
        </draw:line>
        <draw:line draw:style-name="gr18" draw:text-style-name="P19" draw:layer="layout" svg:x1="6.599cm" svg:y1="22.008cm" svg:x2="12.608cm" svg:y2="22.008cm">
          <text:p/>
        </draw:line>
        <draw:line draw:style-name="gr18" draw:text-style-name="P19" draw:layer="layout" svg:x1="6.608cm" svg:y1="22.7cm" svg:x2="6.608cm" svg:y2="22.017cm">
          <text:p/>
        </draw:line>
        <draw:line draw:style-name="gr18" draw:text-style-name="P19" draw:layer="layout" svg:x1="12.608cm" svg:y1="22.008cm" svg:x2="13.608cm" svg:y2="22.008cm">
          <text:p/>
        </draw:line>
        <draw:line draw:style-name="gr18" draw:text-style-name="P19" draw:layer="layout" svg:x1="12.608cm" svg:y1="22.7cm" svg:x2="12.608cm" svg:y2="22.017cm">
          <text:p/>
        </draw:line>
        <draw:line draw:style-name="gr18" draw:text-style-name="P1" draw:layer="layout" svg:x1="13.608cm" svg:y1="22.008cm" svg:x2="19.617cm" svg:y2="22.008cm">
          <text:p/>
        </draw:line>
        <draw:line draw:style-name="gr18" draw:text-style-name="P19" draw:layer="layout" svg:x1="13.608cm" svg:y1="22.7cm" svg:x2="13.608cm" svg:y2="22.017cm">
          <text:p/>
        </draw:line>
        <draw:line draw:style-name="gr18" draw:text-style-name="P1" draw:layer="layout" svg:x1="19.608cm" svg:y1="22.7cm" svg:x2="19.608cm" svg:y2="22.017cm">
          <text:p/>
        </draw:line>
        <draw:line draw:style-name="gr18" draw:text-style-name="P19" draw:layer="layout" svg:x1="6.599cm" svg:y1="22.708cm" svg:x2="12.608cm" svg:y2="22.708cm">
          <text:p/>
        </draw:line>
        <draw:line draw:style-name="gr18" draw:text-style-name="P19" draw:layer="layout" svg:x1="6.608cm" svg:y1="23.4cm" svg:x2="6.608cm" svg:y2="22.717cm">
          <text:p/>
        </draw:line>
        <draw:line draw:style-name="gr18" draw:text-style-name="P19" draw:layer="layout" svg:x1="12.608cm" svg:y1="22.708cm" svg:x2="13.608cm" svg:y2="22.708cm">
          <text:p/>
        </draw:line>
        <draw:line draw:style-name="gr18" draw:text-style-name="P19" draw:layer="layout" svg:x1="12.608cm" svg:y1="23.4cm" svg:x2="12.608cm" svg:y2="22.717cm">
          <text:p/>
        </draw:line>
        <draw:line draw:style-name="gr18" draw:text-style-name="P19" draw:layer="layout" svg:x1="13.608cm" svg:y1="22.708cm" svg:x2="19.617cm" svg:y2="22.708cm">
          <text:p/>
        </draw:line>
        <draw:line draw:style-name="gr18" draw:text-style-name="P19" draw:layer="layout" svg:x1="13.608cm" svg:y1="23.4cm" svg:x2="13.608cm" svg:y2="22.717cm">
          <text:p/>
        </draw:line>
        <draw:line draw:style-name="gr18" draw:text-style-name="P19" draw:layer="layout" svg:x1="19.608cm" svg:y1="23.4cm" svg:x2="19.608cm" svg:y2="22.717cm">
          <text:p/>
        </draw:line>
        <draw:line draw:style-name="gr18" draw:text-style-name="P19" draw:layer="layout" svg:x1="6.599cm" svg:y1="23.408cm" svg:x2="12.608cm" svg:y2="23.408cm">
          <text:p/>
        </draw:line>
        <draw:line draw:style-name="gr18" draw:text-style-name="P1" draw:layer="layout" svg:x1="6.608cm" svg:y1="24.1cm" svg:x2="6.608cm" svg:y2="23.417cm">
          <text:p/>
        </draw:line>
        <draw:line draw:style-name="gr18" draw:text-style-name="P19" draw:layer="layout" svg:x1="12.608cm" svg:y1="23.408cm" svg:x2="13.608cm" svg:y2="23.408cm">
          <text:p/>
        </draw:line>
        <draw:line draw:style-name="gr18" draw:text-style-name="P1" draw:layer="layout" svg:x1="12.608cm" svg:y1="24.1cm" svg:x2="12.608cm" svg:y2="23.417cm">
          <text:p/>
        </draw:line>
        <draw:line draw:style-name="gr18" draw:text-style-name="P19" draw:layer="layout" svg:x1="13.608cm" svg:y1="23.408cm" svg:x2="19.617cm" svg:y2="23.408cm">
          <text:p/>
        </draw:line>
        <draw:line draw:style-name="gr18" draw:text-style-name="P1" draw:layer="layout" svg:x1="13.608cm" svg:y1="24.1cm" svg:x2="13.608cm" svg:y2="23.417cm">
          <text:p/>
        </draw:line>
        <draw:line draw:style-name="gr18" draw:text-style-name="P1" draw:layer="layout" svg:x1="19.608cm" svg:y1="24.1cm" svg:x2="19.608cm" svg:y2="23.417cm">
          <text:p/>
        </draw:line>
        <draw:line draw:style-name="gr18" draw:text-style-name="P1" draw:layer="layout" svg:x1="6.599cm" svg:y1="24.108cm" svg:x2="12.608cm" svg:y2="24.108cm">
          <text:p/>
        </draw:line>
        <draw:line draw:style-name="gr18" draw:text-style-name="P1" draw:layer="layout" svg:x1="6.608cm" svg:y1="24.8cm" svg:x2="6.608cm" svg:y2="24.117cm">
          <text:p/>
        </draw:line>
        <draw:line draw:style-name="gr18" draw:text-style-name="P1" draw:layer="layout" svg:x1="12.608cm" svg:y1="24.108cm" svg:x2="13.608cm" svg:y2="24.108cm">
          <text:p/>
        </draw:line>
        <draw:line draw:style-name="gr18" draw:text-style-name="P1" draw:layer="layout" svg:x1="12.608cm" svg:y1="24.8cm" svg:x2="12.608cm" svg:y2="24.117cm">
          <text:p/>
        </draw:line>
        <draw:line draw:style-name="gr18" draw:text-style-name="P1" draw:layer="layout" svg:x1="13.608cm" svg:y1="24.108cm" svg:x2="19.617cm" svg:y2="24.108cm">
          <text:p/>
        </draw:line>
        <draw:line draw:style-name="gr18" draw:text-style-name="P1" draw:layer="layout" svg:x1="13.608cm" svg:y1="24.8cm" svg:x2="13.608cm" svg:y2="24.117cm">
          <text:p/>
        </draw:line>
        <draw:line draw:style-name="gr18" draw:text-style-name="P1" draw:layer="layout" svg:x1="19.608cm" svg:y1="24.8cm" svg:x2="19.608cm" svg:y2="24.117cm">
          <text:p/>
        </draw:line>
        <draw:line draw:style-name="gr18" draw:text-style-name="P19" draw:layer="layout" svg:x1="6.599cm" svg:y1="24.808cm" svg:x2="12.608cm" svg:y2="24.808cm">
          <text:p/>
        </draw:line>
        <draw:line draw:style-name="gr18" draw:text-style-name="P19" draw:layer="layout" svg:x1="6.608cm" svg:y1="25.5cm" svg:x2="6.608cm" svg:y2="24.817cm">
          <text:p/>
        </draw:line>
        <draw:line draw:style-name="gr18" draw:text-style-name="P19" draw:layer="layout" svg:x1="12.608cm" svg:y1="24.808cm" svg:x2="13.608cm" svg:y2="24.808cm">
          <text:p/>
        </draw:line>
        <draw:line draw:style-name="gr18" draw:text-style-name="P19" draw:layer="layout" svg:x1="12.608cm" svg:y1="25.5cm" svg:x2="12.608cm" svg:y2="24.817cm">
          <text:p/>
        </draw:line>
        <draw:line draw:style-name="gr18" draw:text-style-name="P19" draw:layer="layout" svg:x1="13.608cm" svg:y1="24.808cm" svg:x2="19.617cm" svg:y2="24.808cm">
          <text:p/>
        </draw:line>
        <draw:line draw:style-name="gr18" draw:text-style-name="P19" draw:layer="layout" svg:x1="13.608cm" svg:y1="25.5cm" svg:x2="13.608cm" svg:y2="24.817cm">
          <text:p/>
        </draw:line>
        <draw:line draw:style-name="gr18" draw:text-style-name="P19" draw:layer="layout" svg:x1="19.608cm" svg:y1="25.5cm" svg:x2="19.608cm" svg:y2="24.817cm">
          <text:p/>
        </draw:line>
        <draw:line draw:style-name="gr18" draw:text-style-name="P19" draw:layer="layout" svg:x1="6.599cm" svg:y1="25.508cm" svg:x2="12.608cm" svg:y2="25.508cm">
          <text:p/>
        </draw:line>
        <draw:line draw:style-name="gr18" draw:text-style-name="P1" draw:layer="layout" svg:x1="6.608cm" svg:y1="26.7cm" svg:x2="6.608cm" svg:y2="25.517cm">
          <text:p/>
        </draw:line>
        <draw:line draw:style-name="gr18" draw:text-style-name="P19" draw:layer="layout" svg:x1="12.608cm" svg:y1="25.508cm" svg:x2="13.608cm" svg:y2="25.508cm">
          <text:p/>
        </draw:line>
        <draw:line draw:style-name="gr18" draw:text-style-name="P1" draw:layer="layout" svg:x1="12.608cm" svg:y1="26.7cm" svg:x2="12.608cm" svg:y2="25.517cm">
          <text:p/>
        </draw:line>
        <draw:line draw:style-name="gr18" draw:text-style-name="P19" draw:layer="layout" svg:x1="13.608cm" svg:y1="25.508cm" svg:x2="19.617cm" svg:y2="25.508cm">
          <text:p/>
        </draw:line>
        <draw:line draw:style-name="gr18" draw:text-style-name="P1" draw:layer="layout" svg:x1="13.608cm" svg:y1="26.7cm" svg:x2="13.608cm" svg:y2="25.517cm">
          <text:p/>
        </draw:line>
        <draw:line draw:style-name="gr18" draw:text-style-name="P19" draw:layer="layout" svg:x1="19.608cm" svg:y1="26.7cm" svg:x2="19.608cm" svg:y2="25.517cm">
          <text:p/>
        </draw:line>
        <draw:line draw:style-name="gr18" draw:text-style-name="P1" draw:layer="layout" svg:x1="6.599cm" svg:y1="26.708cm" svg:x2="12.608cm" svg:y2="26.708cm">
          <text:p/>
        </draw:line>
        <draw:line draw:style-name="gr18" draw:text-style-name="P1" draw:layer="layout" svg:x1="12.608cm" svg:y1="26.708cm" svg:x2="13.608cm" svg:y2="26.708cm">
          <text:p/>
        </draw:line>
        <draw:line draw:style-name="gr18" draw:text-style-name="P1" draw:layer="layout" svg:x1="13.608cm" svg:y1="26.708cm" svg:x2="19.617cm" svg:y2="26.708cm">
          <text:p/>
        </draw:line>
        <draw:frame draw:style-name="gr19" draw:text-style-name="P20" draw:layer="layout" svg:width="0.929cm" svg:height="1.085cm" draw:transform="rotate (0.261799387799149) translate (3.79cm 14.406cm)">
          <draw:text-box>
            <text:p text:style-name="P5"><text:span text:style-name="T10">?</text:span></text:p>
          </draw:text-box>
        </draw:frame>
        <draw:frame draw:style-name="gr6" draw:text-style-name="P7" draw:layer="layout" svg:width="3.101cm" svg:height="0.395cm" svg:x="6.909cm" svg:y="20.268cm">
          <draw:text-box>
            <text:p text:style-name="P5"><text:span text:style-name="T2">Ik ben graag buiten </text:span></text:p>
          </draw:text-box>
        </draw:frame>
        <draw:frame draw:style-name="gr6" draw:text-style-name="P7" draw:layer="layout" svg:width="0.506cm" svg:height="0.395cm" svg:x="12.854cm" svg:y="20.268cm">
          <draw:text-box>
            <text:p text:style-name="P5"><text:span text:style-name="T4">&lt; &gt;</text:span></text:p>
          </draw:text-box>
        </draw:frame>
        <draw:frame draw:style-name="gr6" draw:text-style-name="P22" draw:layer="layout" svg:width="3.198cm" svg:height="0.395cm" svg:x="13.909cm" svg:y="20.268cm">
          <draw:text-box>
            <text:p text:style-name="P21"><text:span text:style-name="T2">Ik ben graag binnen </text:span></text:p>
          </draw:text-box>
        </draw:frame>
        <draw:frame draw:style-name="gr6" draw:text-style-name="P22" draw:layer="layout" svg:width="4.417cm" svg:height="0.395cm" svg:x="6.909cm" svg:y="21.006cm">
          <draw:text-box>
            <text:p text:style-name="P21"><text:span text:style-name="T2">Ik wil met mijn hoofd ideeën </text:span></text:p>
          </draw:text-box>
        </draw:frame>
        <draw:frame draw:style-name="gr6" draw:text-style-name="P22" draw:layer="layout" svg:width="1.602cm" svg:height="0.395cm" svg:x="6.909cm" svg:y="21.43cm">
          <draw:text-box>
            <text:p text:style-name="P21"><text:span text:style-name="T2">uitwerken </text:span></text:p>
          </draw:text-box>
        </draw:frame>
        <draw:frame draw:style-name="gr6" draw:text-style-name="P7" draw:layer="layout" svg:width="0.506cm" svg:height="0.395cm" svg:x="12.854cm" svg:y="21.218cm">
          <draw:text-box>
            <text:p text:style-name="P5"><text:span text:style-name="T4">&lt; &gt;</text:span></text:p>
          </draw:text-box>
        </draw:frame>
        <draw:frame draw:style-name="gr6" draw:text-style-name="P7" draw:layer="layout" svg:width="4.709cm" svg:height="0.395cm" svg:x="13.909cm" svg:y="21.006cm">
          <draw:text-box>
            <text:p text:style-name="P5"><text:span text:style-name="T2">Ik wil met mijn handen dingen </text:span></text:p>
          </draw:text-box>
        </draw:frame>
        <draw:frame draw:style-name="gr6" draw:text-style-name="P7" draw:layer="layout" svg:width="1.153cm" svg:height="0.395cm" svg:x="13.909cm" svg:y="21.43cm">
          <draw:text-box>
            <text:p text:style-name="P5"><text:span text:style-name="T2">maken </text:span></text:p>
          </draw:text-box>
        </draw:frame>
        <draw:frame draw:style-name="gr6" draw:text-style-name="P22" draw:layer="layout" svg:width="5.391cm" svg:height="0.395cm" svg:x="6.909cm" svg:y="22.168cm">
          <draw:text-box>
            <text:p text:style-name="P21"><text:span text:style-name="T2">Ik werk graag met mensen samen </text:span></text:p>
          </draw:text-box>
        </draw:frame>
        <draw:frame draw:style-name="gr6" draw:text-style-name="P22" draw:layer="layout" svg:width="0.506cm" svg:height="0.395cm" svg:x="12.854cm" svg:y="22.168cm">
          <draw:text-box>
            <text:p text:style-name="P21"><text:span text:style-name="T4">&lt; &gt;</text:span></text:p>
          </draw:text-box>
        </draw:frame>
        <draw:frame draw:style-name="gr6" draw:text-style-name="P22" draw:layer="layout" svg:width="3.241cm" svg:height="0.395cm" svg:x="13.909cm" svg:y="22.168cm">
          <draw:text-box>
            <text:p text:style-name="P21"><text:span text:style-name="T2">Ik werk graag alleen </text:span></text:p>
          </draw:text-box>
        </draw:frame>
        <draw:frame draw:style-name="gr6" draw:text-style-name="P22" draw:layer="layout" svg:width="3.706cm" svg:height="0.395cm" svg:x="6.909cm" svg:y="22.868cm">
          <draw:text-box>
            <text:p text:style-name="P21"><text:span text:style-name="T2">Ik wil iets moois maken </text:span></text:p>
          </draw:text-box>
        </draw:frame>
        <draw:frame draw:style-name="gr6" draw:text-style-name="P22" draw:layer="layout" svg:width="0.506cm" svg:height="0.395cm" svg:x="12.854cm" svg:y="22.868cm">
          <draw:text-box>
            <text:p text:style-name="P21"><text:span text:style-name="T4">&lt; &gt;</text:span></text:p>
          </draw:text-box>
        </draw:frame>
        <draw:frame draw:style-name="gr6" draw:text-style-name="P22" draw:layer="layout" svg:width="3.321cm" svg:height="0.395cm" svg:x="13.909cm" svg:y="22.868cm">
          <draw:text-box>
            <text:p text:style-name="P21"><text:span text:style-name="T2">Ik wil carrière maken </text:span></text:p>
          </draw:text-box>
        </draw:frame>
        <draw:frame draw:style-name="gr6" draw:text-style-name="P22" draw:layer="layout" svg:width="3.727cm" svg:height="0.395cm" svg:x="6.909cm" svg:y="23.568cm">
          <draw:text-box>
            <text:p text:style-name="P21"><text:span text:style-name="T2">Ik houd van afwisseling </text:span></text:p>
          </draw:text-box>
        </draw:frame>
        <draw:frame draw:style-name="gr6" draw:text-style-name="P7" draw:layer="layout" svg:width="0.506cm" svg:height="0.395cm" svg:x="12.854cm" svg:y="23.568cm">
          <draw:text-box>
            <text:p text:style-name="P5"><text:span text:style-name="T4">&lt; &gt;</text:span></text:p>
          </draw:text-box>
        </draw:frame>
        <draw:frame draw:style-name="gr6" draw:text-style-name="P7" draw:layer="layout" svg:width="4.76cm" svg:height="0.395cm" svg:x="13.909cm" svg:y="23.568cm">
          <draw:text-box>
            <text:p text:style-name="P5"><text:span text:style-name="T2">Ik wil graag zekerheid hebben </text:span></text:p>
          </draw:text-box>
        </draw:frame>
        <draw:frame draw:style-name="gr6" draw:text-style-name="P22" draw:layer="layout" svg:width="3.732cm" svg:height="0.395cm" svg:x="6.909cm" svg:y="24.268cm">
          <draw:text-box>
            <text:p text:style-name="P21"><text:span text:style-name="T2">Ik heb technisch inzicht </text:span></text:p>
          </draw:text-box>
        </draw:frame>
        <draw:frame draw:style-name="gr6" draw:text-style-name="P7" draw:layer="layout" svg:width="0.506cm" svg:height="0.395cm" svg:x="12.854cm" svg:y="24.268cm">
          <draw:text-box>
            <text:p text:style-name="P5"><text:span text:style-name="T4">&lt; &gt;</text:span></text:p>
          </draw:text-box>
        </draw:frame>
        <draw:frame draw:style-name="gr6" draw:text-style-name="P7" draw:layer="layout" svg:width="3.143cm" svg:height="0.395cm" svg:x="13.909cm" svg:y="24.268cm">
          <draw:text-box>
            <text:p text:style-name="P5"><text:span text:style-name="T2">Ik ben commercieel </text:span></text:p>
          </draw:text-box>
        </draw:frame>
        <draw:frame draw:style-name="gr6" draw:text-style-name="P22" draw:layer="layout" svg:width="4.684cm" svg:height="0.395cm" svg:x="6.909cm" svg:y="24.968cm">
          <draw:text-box>
            <text:p text:style-name="P21"><text:span text:style-name="T2">Ik ben graag bezig met cijfers </text:span></text:p>
          </draw:text-box>
        </draw:frame>
        <draw:frame draw:style-name="gr6" draw:text-style-name="P22" draw:layer="layout" svg:width="0.506cm" svg:height="0.395cm" svg:x="12.854cm" svg:y="24.968cm">
          <draw:text-box>
            <text:p text:style-name="P21"><text:span text:style-name="T4">&lt; &gt;</text:span></text:p>
          </draw:text-box>
        </draw:frame>
        <draw:frame draw:style-name="gr6" draw:text-style-name="P22" draw:layer="layout" svg:width="2.97cm" svg:height="0.395cm" svg:x="13.909cm" svg:y="24.968cm">
          <draw:text-box>
            <text:p text:style-name="P21"><text:span text:style-name="T2">Ik houd van reizen </text:span></text:p>
          </draw:text-box>
        </draw:frame>
        <draw:frame draw:style-name="gr6" draw:text-style-name="P22" draw:layer="layout" svg:width="3.863cm" svg:height="0.395cm" svg:x="6.909cm" svg:y="25.918cm">
          <draw:text-box>
            <text:p text:style-name="P21"><text:span text:style-name="T2">Ik wil met dieren werken </text:span></text:p>
          </draw:text-box>
        </draw:frame>
        <draw:frame draw:style-name="gr6" draw:text-style-name="P22" draw:layer="layout" svg:width="0.506cm" svg:height="0.395cm" svg:x="12.854cm" svg:y="25.918cm">
          <draw:text-box>
            <text:p text:style-name="P21"><text:span text:style-name="T4">&lt; &gt;</text:span></text:p>
          </draw:text-box>
        </draw:frame>
        <draw:frame draw:style-name="gr6" draw:text-style-name="P22" draw:layer="layout" svg:width="5.23cm" svg:height="0.395cm" svg:x="13.909cm" svg:y="25.706cm">
          <draw:text-box>
            <text:p text:style-name="P21"><text:span text:style-name="T2">Ik wil iets betekenen voor andere </text:span></text:p>
          </draw:text-box>
        </draw:frame>
        <draw:frame draw:style-name="gr6" draw:text-style-name="P22" draw:layer="layout" svg:width="1.348cm" svg:height="0.395cm" svg:x="13.909cm" svg:y="26.129cm">
          <draw:text-box>
            <text:p text:style-name="P21"><text:span text:style-name="T2">mensen </text:span></text:p>
          </draw:text-box>
        </draw:frame>
      </draw:page>
      <draw:page draw:name="page2" draw:style-name="dp1" draw:master-page-name="master-page70">
        <draw:path draw:style-name="gr2" draw:text-style-name="P2" draw:layer="layout" svg:width="2.162cm" svg:height="3.82cm" svg:x="3.855cm" svg:y="18.389cm" svg:viewBox="0 0 2163 3821" svg:d="M104 732l512 129v931l-146 1799c-10 117 77 220 194 229 117 10 220-77 229-194l128-1571h120l128 1571c10 117 112 204 229 194 118-9 206-112 196-229l-148-1799v-931l513-129c42-11 76-40 93-79 17-40 15-85-6-122-9-15-202-354-417-531 1 10 1 21 1 32 0 96-43 182-112 239 69 71 137 161 191 240l-405 103h-645l-404-103c54-79 122-169 191-240-69-57-113-143-113-239 0-11 1-22 2-32-216 177-409 516-417 531-21 37-23 82-7 122 17 39 52 68 93 79z">
          <text:p/>
        </draw:path>
        <draw:path draw:style-name="gr2" draw:text-style-name="P2" draw:layer="layout" svg:width="0.556cm" svg:height="0.278cm" svg:x="4.658cm" svg:y="18.016cm" svg:viewBox="0 0 557 279" svg:d="M229 279h101c41-93 128-162 227-181-76-61-172-98-278-98-105 0-202 37-279 98 101 19 187 88 229 181z">
          <text:p/>
        </draw:path>
        <draw:path draw:style-name="gr2" draw:text-style-name="P2" draw:layer="layout" svg:width="0.702cm" svg:height="0.358cm" svg:x="4.585cm" svg:y="18.547cm" svg:viewBox="0 0 703 359" svg:d="M351 359c143 0 270-68 352-174-5 0-10 1-15 1-124 0-237-75-286-186h-101c-50 111-162 186-286 186-5 0-10-1-15-1 81 106 208 174 351 174z">
          <text:p/>
        </draw:path>
        <draw:path draw:style-name="gr2" draw:text-style-name="P2" draw:layer="layout" svg:width="1.193cm" svg:height="0.521cm" svg:x="4.34cm" svg:y="18.16cm" svg:viewBox="0 0 1194 522" svg:d="M260 71c106 0 191 85 191 190 0 106-85 191-191 191-105 0-190-85-190-191 0-105 85-190 190-190zM932 71c106 0 191 85 191 190 0 106-85 191-191 191-105 0-190-85-190-191 0-105 85-190 190-190zM0 261c0 145 116 261 260 261 118 0 218-78 250-185h173c32 107 131 185 249 185 145 0 262-116 262-261 0-144-117-261-262-261-118 0-217 78-249 186h-173c-32-108-132-186-250-186-144 0-260 117-260 261z">
          <text:p/>
        </draw:path>
        <draw:polygon draw:style-name="gr2" draw:text-style-name="P2" draw:layer="layout" svg:width="0.083cm" svg:height="0.083cm" svg:x="4.536cm" svg:y="18.399cm" svg:viewBox="0 0 84 84" draw:points="0,12 73,84 84,74 10,0">
          <text:p/>
        </draw:polygon>
        <draw:polygon draw:style-name="gr2" draw:text-style-name="P2" draw:layer="layout" svg:width="0.082cm" svg:height="0.082cm" svg:x="4.575cm" svg:y="18.361cm" svg:viewBox="0 0 83 83" draw:points="83,73 10,0 0,10 73,83">
          <text:p/>
        </draw:polygon>
        <draw:polygon draw:style-name="gr2" draw:text-style-name="P2" draw:layer="layout" svg:width="0.207cm" svg:height="0.207cm" svg:x="4.493cm" svg:y="18.318cm" svg:viewBox="0 0 208 208" draw:points="198,208 208,198 10,0 0,11">
          <text:p/>
        </draw:polygon>
        <draw:polygon draw:style-name="gr2" draw:text-style-name="P2" draw:layer="layout" svg:width="0.083cm" svg:height="0.083cm" svg:x="5.221cm" svg:y="18.399cm" svg:viewBox="0 0 84 84" draw:points="0,12 73,84 84,74 10,0">
          <text:p/>
        </draw:polygon>
        <draw:polygon draw:style-name="gr2" draw:text-style-name="P2" draw:layer="layout" svg:width="0.082cm" svg:height="0.082cm" svg:x="5.26cm" svg:y="18.361cm" svg:viewBox="0 0 83 83" draw:points="83,73 10,0 0,10 73,83">
          <text:p/>
        </draw:polygon>
        <draw:polygon draw:style-name="gr2" draw:text-style-name="P2" draw:layer="layout" svg:width="0.207cm" svg:height="0.207cm" svg:x="5.178cm" svg:y="18.318cm" svg:viewBox="0 0 208 208" draw:points="198,208 208,198 10,0 0,11">
          <text:p/>
        </draw:polygon>
        <draw:path draw:style-name="gr1" draw:text-style-name="P1" draw:layer="layout" svg:width="4.965cm" svg:height="5.465cm" svg:x="1.017cm" svg:y="16.017cm" svg:viewBox="0 0 4966 5466" svg:d="M400 0c-221 0-400 179-400 400v5066h4966v-5466z">
          <text:p/>
        </draw:path>
        <draw:polygon draw:style-name="gr1" draw:text-style-name="P1" draw:layer="layout" svg:width="13.765cm" svg:height="5.465cm" svg:x="6.217cm" svg:y="16.017cm" svg:viewBox="0 0 13766 5466" draw:points="0,5466 13766,5466 13766,0 0,0">
          <text:p/>
        </draw:polygon>
        <draw:frame draw:style-name="gr6" draw:text-style-name="P7" draw:layer="layout" svg:width="1.742cm" svg:height="0.395cm" svg:x="6.6cm" svg:y="16.48cm">
          <draw:text-box>
            <text:p text:style-name="P5"><text:span text:style-name="T4">Opdracht 1</text:span></text:p>
          </draw:text-box>
        </draw:frame>
        <draw:frame draw:style-name="gr6" draw:text-style-name="P7" draw:layer="layout" svg:width="10.607cm" svg:height="0.395cm" svg:x="6.6cm" svg:y="16.974cm">
          <draw:text-box>
            <text:p text:style-name="P5"><text:span text:style-name="T2">• <text:s/></text:span><text:span text:style-name="T2">Wat vind je belangrijk in je werk? Kies één interesse uit de wolkjes</text:span></text:p>
          </draw:text-box>
        </draw:frame>
        <draw:frame draw:style-name="gr6" draw:text-style-name="P7" draw:layer="layout" svg:width="11.979cm" svg:height="0.395cm" svg:x="6.6cm" svg:y="17.468cm">
          <draw:text-box>
            <text:p text:style-name="P5"><text:span text:style-name="T2">• <text:s/></text:span><text:span text:style-name="T2">Zijn er beroepen waar jouw interesse terugkomt? Welke beroepen zijn dat?</text:span></text:p>
          </draw:text-box>
        </draw:frame>
        <draw:frame draw:style-name="gr6" draw:text-style-name="P7" draw:layer="layout" svg:width="1.839cm" svg:height="0.395cm" svg:x="6.6cm" svg:y="18.456cm">
          <draw:text-box>
            <text:p text:style-name="P5"><text:span text:style-name="T4">Opdracht 2:</text:span></text:p>
          </draw:text-box>
        </draw:frame>
        <draw:frame draw:style-name="gr6" draw:text-style-name="P7" draw:layer="layout" svg:width="10.251cm" svg:height="0.395cm" svg:x="6.6cm" svg:y="18.95cm">
          <draw:text-box>
            <text:p text:style-name="P5"><text:span text:style-name="T2">• <text:s/></text:span><text:span text:style-name="T2">Wat vind je belangrijk in je werk? Kies drie omcirkelde stellingen</text:span></text:p>
          </draw:text-box>
        </draw:frame>
        <draw:frame draw:style-name="gr6" draw:text-style-name="P7" draw:layer="layout" svg:width="12.605cm" svg:height="0.395cm" svg:x="6.6cm" svg:y="19.444cm">
          <draw:text-box>
            <text:p text:style-name="P5"><text:span text:style-name="T2">• <text:s/></text:span><text:span text:style-name="T2">Zijn er beroepen waar jouw voorkeuren terugkomen? Welke beroepen zijn dat?</text:span></text:p>
          </draw:text-box>
        </draw:frame>
        <draw:frame draw:style-name="gr8" draw:text-style-name="P9" draw:layer="layout" svg:width="2.402cm" svg:height="0.556cm" svg:x="1.2cm" svg:y="18.055cm">
          <draw:text-box>
            <text:p text:style-name="P5"><text:span text:style-name="T5">HOE KIJK </text:span></text:p>
          </draw:text-box>
        </draw:frame>
        <draw:frame draw:style-name="gr8" draw:text-style-name="P9" draw:layer="layout" svg:width="2.402cm" svg:height="0.556cm" svg:x="1.2cm" svg:y="18.655cm">
          <draw:text-box>
            <text:p text:style-name="P5"><text:span text:style-name="T5">JE ER OP </text:span></text:p>
          </draw:text-box>
        </draw:frame>
        <draw:frame draw:style-name="gr8" draw:text-style-name="P9" draw:layer="layout" svg:width="2.004cm" svg:height="0.556cm" svg:x="1.2cm" svg:y="19.254cm">
          <draw:text-box>
            <text:p text:style-name="P5"><text:span text:style-name="T5">TERUG?</text:span></text:p>
          </draw:text-box>
        </draw:frame>
        <draw:frame draw:style-name="gr7" draw:text-style-name="P8" draw:layer="layout" svg:width="4.058cm" svg:height="1.025cm" svg:x="1.2cm" svg:y="16.278cm">
          <draw:text-box>
            <text:p text:style-name="P5"><text:span text:style-name="T3">REFLEC-</text:span></text:p>
          </draw:text-box>
        </draw:frame>
        <draw:path draw:style-name="gr3" draw:text-style-name="P3" draw:layer="layout" svg:width="1.001cm" svg:height="0.2cm" svg:x="1.329cm" svg:y="26.606cm" svg:viewBox="0 0 1002 201" svg:d="M951 0h-951v24 13h39c19 14 31 37 31 63s-12 49-31 64h-39v13 24h951c28 0 51-23 51-52v-98c0-28-23-51-51-51z">
          <text:p/>
        </draw:path>
        <draw:path draw:style-name="gr3" draw:text-style-name="P3" draw:layer="layout" svg:width="1.001cm" svg:height="0.199cm" svg:x="1.329cm" svg:y="26.854cm" svg:viewBox="0 0 1002 200" svg:d="M962 37h40v-13-24h-951c-28 0-51 23-51 51v98c0 28 23 51 51 51h951v-24-13h-40c-18-14-31-37-31-64 0-26 13-49 31-62z">
          <text:p/>
        </draw:path>
        <draw:path draw:style-name="gr3" draw:text-style-name="P3" draw:layer="layout" svg:width="1.001cm" svg:height="0.199cm" svg:x="1.329cm" svg:y="27.101cm" svg:viewBox="0 0 1002 200" svg:d="M39 163h-39v13 24h951c28 0 51-23 51-51v-98c0-28-23-51-51-51h-951v24 13h39c19 14 31 38 31 64s-12 49-31 62z">
          <text:p/>
        </draw:path>
        <draw:path draw:style-name="gr3" draw:text-style-name="P3" draw:layer="layout" svg:width="1.001cm" svg:height="0.2cm" svg:x="1.329cm" svg:y="27.348cm" svg:viewBox="0 0 1002 201" svg:d="M1002 150v-98c0-28-23-52-51-52h-951v25 13h39c19 14 31 37 31 63s-12 49-31 63h-39v13 24h951c28 0 51-23 51-51z">
          <text:p/>
        </draw:path>
        <draw:path draw:style-name="gr3" draw:text-style-name="P3" draw:layer="layout" svg:width="0.792cm" svg:height="0.795cm" svg:x="2.172cm" svg:y="24.269cm" svg:viewBox="0 0 793 796" svg:d="M666 586c-73-22-114-99-91-171 1-4 2-8 4-12l-290-90-139 63-17-37 153-69 315 98c35-42 91-60 146-44 17 6 33 14 46 25-20-159-135-298-302-338-213-52-428 79-480 293-51 213 80 428 293 480 180 44 361-43 445-199-26 9-55 10-83 1z">
          <text:p/>
        </draw:path>
        <draw:path draw:style-name="gr3" draw:text-style-name="P3" draw:layer="layout" svg:width="2.113cm" svg:height="2.61cm" svg:x="1.356cm" svg:y="24.94cm" svg:viewBox="0 0 2114 2611" svg:d="M538 289c13-47 43-86 85-110 28-16 59-24 91-24 65 0 125 35 157 91l282 489 188-40 438-227c34-17 58-46 69-79l37 31 37-45-68-55c-2-14-7-28-14-42-26-50-78-78-132-76l-124-101-36 44 93 76-418 217-342-390c-41-47-107-60-161-37-134-15-300 44-411 227-194 323-269 543-309 936-7 290 177 360 336 393 54 11 98 18 134 13 1 0 1 1 2 1h741l484 912c40 75 117 118 196 118 35 0 71-9 104-26 107-57 148-192 91-300l-547-1029c-38-72-113-117-195-117h-702c31-120 74-240 120-351l-208-361c-24-42-30-91-18-138z">
          <text:p/>
        </draw:path>
        <draw:path draw:style-name="gr3" draw:text-style-name="P3" draw:layer="layout" svg:width="0.432cm" svg:height="0.411cm" svg:x="3.228cm" svg:y="25.27cm" svg:viewBox="0 0 433 412" svg:d="M377 0l-377 339c21 21 36 45 45 73l388-349z">
          <text:p/>
        </draw:path>
        <draw:path draw:style-name="gr3" draw:text-style-name="P3" draw:layer="layout" svg:width="1.311cm" svg:height="0.887cm" svg:x="1.929cm" svg:y="25.135cm" svg:viewBox="0 0 1312 888" svg:d="M1141 463l-579 124-297-516c-39-68-125-91-193-52s-92 126-53 194l350 604c25 44 72 71 122 71 10 0 20-1 30-3l679-146c77-16 125-92 109-168s-91-125-168-108z">
          <text:p/>
        </draw:path>
        <draw:path draw:style-name="gr3" draw:text-style-name="P3" draw:layer="layout" svg:width="0.208cm" svg:height="0.207cm" svg:x="2.774cm" svg:y="24.62cm" svg:viewBox="0 0 209 208" svg:d="M135 5c-55-17-113 14-131 69-16 55 14 113 70 130 55 17 113-14 130-68 17-56-14-114-69-131z">
          <text:p/>
        </draw:path>
        <draw:polygon draw:style-name="gr3" draw:text-style-name="P3" draw:layer="layout" svg:width="0.099cm" svg:height="0.089cm" svg:x="3.26cm" svg:y="25.331cm" svg:viewBox="0 0 100 90" draw:points="100,90 36,0 0,45">
          <text:p/>
        </draw:polygon>
        <draw:path draw:style-name="gr1" draw:text-style-name="P1" draw:layer="layout" svg:width="4.965cm" svg:height="5.465cm" svg:x="1.017cm" svg:y="22.017cm" svg:viewBox="0 0 4966 5466" svg:d="M400 0c-221 0-400 179-400 400v5066h4966v-5466z">
          <text:p/>
        </draw:path>
        <draw:polygon draw:style-name="gr1" draw:text-style-name="P1" draw:layer="layout" svg:width="13.765cm" svg:height="5.465cm" svg:x="6.217cm" svg:y="22.017cm" svg:viewBox="0 0 13766 5466" draw:points="0,5466 13766,5466 13766,0 0,0">
          <text:p/>
        </draw:polygon>
        <draw:frame draw:style-name="gr7" draw:text-style-name="P8" draw:layer="layout" svg:width="3.219cm" svg:height="1.025cm" svg:x="1.2cm" svg:y="17.089cm">
          <draw:text-box>
            <text:p text:style-name="P5"><text:span text:style-name="T3">TEREN</text:span></text:p>
          </draw:text-box>
        </draw:frame>
        <draw:frame draw:style-name="gr6" draw:text-style-name="P7" draw:layer="layout" svg:width="8.981cm" svg:height="0.395cm" svg:x="6.6cm" svg:y="22.48cm">
          <draw:text-box>
            <text:p text:style-name="P5"><text:span text:style-name="T2">Maak een kort verslag van de uitkomsten van de reflectie.</text:span></text:p>
          </draw:text-box>
        </draw:frame>
        <draw:frame draw:style-name="gr7" draw:text-style-name="P8" draw:layer="layout" svg:width="2.965cm" svg:height="1.025cm" svg:x="1.2cm" svg:y="22.278cm">
          <draw:text-box>
            <text:p text:style-name="P5"><text:span text:style-name="T3">VAST-</text:span></text:p>
          </draw:text-box>
        </draw:frame>
        <draw:frame draw:style-name="gr7" draw:text-style-name="P8" draw:layer="layout" svg:width="3.952cm" svg:height="1.025cm" svg:x="1.2cm" svg:y="23.089cm">
          <draw:text-box>
            <text:p text:style-name="P5"><text:span text:style-name="T3">LEGGEN</text:span></text:p>
          </draw:text-box>
        </draw:frame>
        <draw:frame draw:style-name="gr6" draw:text-style-name="P7" draw:layer="layout" svg:width="3.427cm" svg:height="0.412cm" svg:x="16.508cm" svg:y="28.864cm">
          <draw:text-box>
            <text:p text:style-name="P5"><text:span text:style-name="T7">expertisepuntlob.nl</text:span></text:p>
          </draw:text-box>
        </draw:frame>
        <draw:polygon draw:style-name="gr4" draw:text-style-name="P4" draw:layer="layout" svg:width="4.726cm" svg:height="0.05cm" svg:x="15.274cm" svg:y="1.433cm" svg:viewBox="0 0 4727 51" draw:points="0,51 4727,51 4727,0 0,0">
          <text:p/>
        </draw:polygon>
        <draw:polygon draw:style-name="gr4" draw:text-style-name="P4" draw:layer="layout" svg:width="4.726cm" svg:height="0.05cm" svg:x="15.274cm" svg:y="2.128cm" svg:viewBox="0 0 4727 51" draw:points="0,51 4727,51 4727,0 0,0">
          <text:p/>
        </draw:polygon>
        <draw:frame draw:style-name="gr16" draw:text-style-name="P17" draw:layer="layout" svg:width="2.707cm" svg:height="0.357cm" svg:x="1cm" svg:y="28.919cm">
          <draw:text-box>
            <text:p text:style-name="P5"><text:span text:style-name="T8">Dat vind ik leuk 2/3</text:span></text:p>
          </draw:text-box>
        </draw:frame>
        <draw:path draw:style-name="gr3" draw:text-style-name="P3" draw:layer="layout" svg:width="5.505cm" svg:height="3.395cm" svg:x="1.217cm" svg:y="13.004cm" svg:viewBox="0 0 5506 3396" svg:d="M53 361c263 206 506 286 715 286h1c127 0 238-29 330-70l-127 860-426 1672c-30 120 42 241 161 272 120 30 241-42 272-161l401-1576 108 16v1504c0 123 102 223 225 223s223-100 223-223v-1565c1-5 2-9 3-13l150-1019c12-9 23-19 33-31 3-4 25-32 63-69-22-17-46-36-73-56-48-35-103-72-159-103-12-7-25-14-37-20 14 4 28 9 42 15 52 20 99 43 141 67 6 3 12 7 17 10 37 22 69 44 95 63 22 17 41 32 54 43 0 1 0 1 0 1v771 342 1573c0 123 100 223 224 223 123 0 223-100 223-223v-1433h84v1433c0 123 100 223 223 223 124 0 224-100 224-223v-1573-342-771-1c13-11 32-26 54-43 26-19 58-41 94-63 6-3 12-7 18-10 41-24 89-47 141-67 14-6 28-11 42-15-13 6-25 13-37 20-56 31-111 68-159 103-27 20-51 39-73 56 38 37 60 65 63 69 10 12 21 22 33 31l150 1019c1 4 2 8 3 13v1565c0 123 100 223 223 223s223-100 223-223v-1504l109-16 401 1576c30 119 152 191 272 161 119-31 191-152 161-272l-426-1672-127-860c92 41 202 70 329 70h2c208 0 452-80 714-286 61-47 71-134 24-195-47-60-134-71-194-23-228 177-407 226-546 227-8 0-17 0-25-1-5 22-14 44-28 63-32 46-85 73-141 73-36 0-70-11-100-32-16-11-35-24-56-39-51-36-115-81-181-130 56 22 114 51 175 87 27 17 54 34 82 54 63 44 149 29 193-33 10-14 17-30 21-46 14-54-6-113-54-147-149-106-296-174-437-213-13 34-30 67-50 96-2 4-5 7-7 11-21 29-46 55-73 78-2 2-5 5-7 7-23 18-48 34-75 48-60 31-129 49-202 49-33 0-67-4-100-12-12-3-23-6-34-10-4-1-7-2-10-3-45-15-86-37-123-65-42-32-78-72-107-119-4-5-6-10-9-15-1 0-1 0-1-1-27 13-53 25-77 38-68-41-146-80-235-108-4 4-8 8-12 12-80 79-190 127-310 127-33 0-67-4-100-12-81-19-152-59-210-115-4-4-8-8-12-12-89 28-167 67-235 108-24-13-50-25-77-38 0 1-1 1-1 1-3 5-6 10-9 15-29 47-65 87-108 119-36 28-77 50-122 65-3 1-7 2-10 3-11 4-23 7-34 10-33 8-67 12-101 12-72 0-141-18-202-49-27-14-52-30-75-48-2-2-5-5-7-7-28-23-52-49-73-78-3-4-5-7-7-11-21-29-37-62-50-96-141 39-288 107-437 213-48 34-68 93-54 147 4 16 11 32 21 46 44 62 130 77 193 33 28-20 55-37 82-54 60-36 119-65 175-87-66 49-130 94-181 130-21 15-40 28-56 39-30 21-64 32-100 32-56 0-109-27-142-73-13-19-22-41-27-63-9 1-17 1-26 1-138-1-317-50-545-227-60-48-147-37-194 23-48 61-37 148 23 195z">
          <text:p/>
        </draw:path>
        <draw:path draw:style-name="gr3" draw:text-style-name="P3" draw:layer="layout" svg:width="0.775cm" svg:height="0.775cm" svg:x="2.564cm" svg:y="12.47cm" svg:viewBox="0 0 776 776" svg:d="M96 643c14 17 30 32 48 46 38 30 80 53 126 68 55 18 114 24 175 15 10-2 21-4 32-6 43-10 83-27 118-50 54-34 98-80 129-134 1-1 1-2 2-3 46-81 63-180 40-279-48-209-257-338-465-290-209 49-339 257-291 466 2 6 3 12 5 18 3 11 7 21 11 31 16 44 40 84 70 118z">
          <text:p/>
        </draw:path>
        <draw:path draw:style-name="gr3" draw:text-style-name="P3" draw:layer="layout" svg:width="0.775cm" svg:height="0.775cm" svg:x="4.601cm" svg:y="12.47cm" svg:viewBox="0 0 776 776" svg:d="M52 582c31 54 75 100 129 134 35 23 75 40 118 50 11 2 22 4 32 6 60 9 121 3 176-15 46-15 88-38 125-68 18-14 34-29 48-46 30-34 54-74 70-118 4-10 8-20 11-31 1-6 3-12 4-18 49-209-81-417-289-466-209-48-418 81-466 290-23 99-6 198 40 279 1 1 1 2 2 3z">
          <text:p/>
        </draw:path>
        <draw:path draw:style-name="gr3" draw:text-style-name="P3" draw:layer="layout" svg:width="0.775cm" svg:height="0.775cm" svg:x="3.583cm" svg:y="12.314cm" svg:viewBox="0 0 776 776" svg:d="M299 766c128 30 256-8 347-90 4-3 8-6 11-10 53-50 91-115 108-189 49-210-81-418-290-467-209-48-417 82-465 290-32 137 13 274 106 366 4 4 8 7 12 10 47 43 105 75 171 90z">
          <text:p/>
        </draw:path>
        <draw:path draw:style-name="gr1" draw:text-style-name="P1" draw:layer="layout" svg:width="4.965cm" svg:height="5.465cm" svg:x="1.017cm" svg:y="10.017cm" svg:viewBox="0 0 4966 5466" svg:d="M400 0c-221 0-400 179-400 400v5066h4966v-5466z">
          <text:p/>
        </draw:path>
        <draw:polygon draw:style-name="gr1" draw:text-style-name="P1" draw:layer="layout" svg:width="13.765cm" svg:height="5.465cm" svg:x="6.217cm" svg:y="10.017cm" svg:viewBox="0 0 13766 5466" draw:points="0,5466 13766,5466 13766,0 0,0">
          <text:p/>
        </draw:polygon>
        <draw:polygon draw:style-name="gr1" draw:text-style-name="P1" draw:layer="layout" svg:width="13.765cm" svg:height="5.465cm" svg:x="6.217cm" svg:y="4.017cm" svg:viewBox="0 0 13766 5466" draw:points="0,5466 13766,5466 13766,0 0,0">
          <text:p/>
        </draw:polygon>
        <draw:frame draw:style-name="gr5" draw:text-style-name="P6" draw:layer="layout" svg:width="4.756cm" svg:height="0.589cm" svg:x="15.277cm" svg:y="1.525cm">
          <draw:text-box>
            <text:p text:style-name="P5"><text:span text:style-name="T11">DAT VIND IK LEUK</text:span></text:p>
          </draw:text-box>
        </draw:frame>
        <draw:frame draw:style-name="gr7" draw:text-style-name="P8" draw:layer="layout" svg:width="2.385cm" svg:height="1.025cm" svg:x="1.2cm" svg:y="10.278cm">
          <draw:text-box>
            <text:p text:style-name="P5"><text:span text:style-name="T3">MET </text:span></text:p>
          </draw:text-box>
        </draw:frame>
        <draw:frame draw:style-name="gr7" draw:text-style-name="P8" draw:layer="layout" svg:width="2.411cm" svg:height="1.025cm" svg:x="1.2cm" svg:y="11.089cm">
          <draw:text-box>
            <text:p text:style-name="P5"><text:span text:style-name="T3">WIE?</text:span></text:p>
          </draw:text-box>
        </draw:frame>
        <draw:line draw:style-name="gr18" draw:text-style-name="P1" draw:layer="layout" svg:x1="6.599cm" svg:y1="4.551cm" svg:x2="12.608cm" svg:y2="4.551cm">
          <text:p/>
        </draw:line>
        <draw:line draw:style-name="gr18" draw:text-style-name="P1" draw:layer="layout" svg:x1="6.608cm" svg:y1="5.742cm" svg:x2="6.608cm" svg:y2="4.56cm">
          <text:p/>
        </draw:line>
        <draw:line draw:style-name="gr18" draw:text-style-name="P1" draw:layer="layout" svg:x1="12.608cm" svg:y1="4.551cm" svg:x2="13.608cm" svg:y2="4.551cm">
          <text:p/>
        </draw:line>
        <draw:line draw:style-name="gr18" draw:text-style-name="P1" draw:layer="layout" svg:x1="12.608cm" svg:y1="5.742cm" svg:x2="12.608cm" svg:y2="4.56cm">
          <text:p/>
        </draw:line>
        <draw:line draw:style-name="gr18" draw:text-style-name="P1" draw:layer="layout" svg:x1="13.608cm" svg:y1="4.551cm" svg:x2="19.617cm" svg:y2="4.551cm">
          <text:p/>
        </draw:line>
        <draw:line draw:style-name="gr18" draw:text-style-name="P1" draw:layer="layout" svg:x1="13.608cm" svg:y1="5.742cm" svg:x2="13.608cm" svg:y2="4.56cm">
          <text:p/>
        </draw:line>
        <draw:line draw:style-name="gr18" draw:text-style-name="P1" draw:layer="layout" svg:x1="19.608cm" svg:y1="5.742cm" svg:x2="19.608cm" svg:y2="4.56cm">
          <text:p/>
        </draw:line>
        <draw:line draw:style-name="gr18" draw:text-style-name="P1" draw:layer="layout" svg:x1="6.599cm" svg:y1="5.751cm" svg:x2="12.608cm" svg:y2="5.751cm">
          <text:p/>
        </draw:line>
        <draw:line draw:style-name="gr18" draw:text-style-name="P1" draw:layer="layout" svg:x1="6.608cm" svg:y1="6.442cm" svg:x2="6.608cm" svg:y2="5.76cm">
          <text:p/>
        </draw:line>
        <draw:line draw:style-name="gr18" draw:text-style-name="P1" draw:layer="layout" svg:x1="12.608cm" svg:y1="5.751cm" svg:x2="13.608cm" svg:y2="5.751cm">
          <text:p/>
        </draw:line>
        <draw:line draw:style-name="gr18" draw:text-style-name="P1" draw:layer="layout" svg:x1="12.608cm" svg:y1="6.442cm" svg:x2="12.608cm" svg:y2="5.76cm">
          <text:p/>
        </draw:line>
        <draw:line draw:style-name="gr18" draw:text-style-name="P1" draw:layer="layout" svg:x1="13.608cm" svg:y1="5.751cm" svg:x2="19.617cm" svg:y2="5.751cm">
          <text:p/>
        </draw:line>
        <draw:line draw:style-name="gr18" draw:text-style-name="P1" draw:layer="layout" svg:x1="13.608cm" svg:y1="6.442cm" svg:x2="13.608cm" svg:y2="5.76cm">
          <text:p/>
        </draw:line>
        <draw:line draw:style-name="gr18" draw:text-style-name="P1" draw:layer="layout" svg:x1="19.608cm" svg:y1="6.442cm" svg:x2="19.608cm" svg:y2="5.76cm">
          <text:p/>
        </draw:line>
        <draw:line draw:style-name="gr18" draw:text-style-name="P1" draw:layer="layout" svg:x1="6.599cm" svg:y1="6.451cm" svg:x2="12.608cm" svg:y2="6.451cm">
          <text:p/>
        </draw:line>
        <draw:line draw:style-name="gr18" draw:text-style-name="P1" draw:layer="layout" svg:x1="6.608cm" svg:y1="7.642cm" svg:x2="6.608cm" svg:y2="6.46cm">
          <text:p/>
        </draw:line>
        <draw:line draw:style-name="gr18" draw:text-style-name="P1" draw:layer="layout" svg:x1="12.608cm" svg:y1="6.451cm" svg:x2="13.608cm" svg:y2="6.451cm">
          <text:p/>
        </draw:line>
        <draw:line draw:style-name="gr18" draw:text-style-name="P1" draw:layer="layout" svg:x1="12.608cm" svg:y1="7.642cm" svg:x2="12.608cm" svg:y2="6.46cm">
          <text:p/>
        </draw:line>
        <draw:line draw:style-name="gr18" draw:text-style-name="P1" draw:layer="layout" svg:x1="13.608cm" svg:y1="6.451cm" svg:x2="19.617cm" svg:y2="6.451cm">
          <text:p/>
        </draw:line>
        <draw:line draw:style-name="gr18" draw:text-style-name="P1" draw:layer="layout" svg:x1="13.608cm" svg:y1="7.642cm" svg:x2="13.608cm" svg:y2="6.46cm">
          <text:p/>
        </draw:line>
        <draw:line draw:style-name="gr18" draw:text-style-name="P1" draw:layer="layout" svg:x1="19.608cm" svg:y1="7.642cm" svg:x2="19.608cm" svg:y2="6.46cm">
          <text:p/>
        </draw:line>
        <draw:line draw:style-name="gr18" draw:text-style-name="P1" draw:layer="layout" svg:x1="6.599cm" svg:y1="7.651cm" svg:x2="12.608cm" svg:y2="7.651cm">
          <text:p/>
        </draw:line>
        <draw:line draw:style-name="gr18" draw:text-style-name="P1" draw:layer="layout" svg:x1="12.608cm" svg:y1="7.651cm" svg:x2="13.608cm" svg:y2="7.651cm">
          <text:p/>
        </draw:line>
        <draw:line draw:style-name="gr18" draw:text-style-name="P1" draw:layer="layout" svg:x1="13.608cm" svg:y1="7.651cm" svg:x2="19.617cm" svg:y2="7.651cm">
          <text:p/>
        </draw:line>
        <draw:frame draw:style-name="gr6" draw:text-style-name="P7" draw:layer="layout" svg:width="5.916cm" svg:height="0.395cm" svg:x="6.6cm" svg:y="10.48cm">
          <draw:text-box>
            <text:p text:style-name="P5"><text:span text:style-name="T2">Je voert deze opdracht zelfstandig uit.</text:span></text:p>
          </draw:text-box>
        </draw:frame>
        <draw:frame draw:style-name="gr6" draw:text-style-name="P22" draw:layer="layout" svg:width="3.99cm" svg:height="0.395cm" svg:x="6.909cm" svg:y="4.961cm">
          <draw:text-box>
            <text:p text:style-name="P21"><text:span text:style-name="T2">Ik houd van precies werk </text:span></text:p>
          </draw:text-box>
        </draw:frame>
        <draw:frame draw:style-name="gr6" draw:text-style-name="P7" draw:layer="layout" svg:width="0.506cm" svg:height="0.395cm" svg:x="12.854cm" svg:y="4.961cm">
          <draw:text-box>
            <text:p text:style-name="P5"><text:span text:style-name="T4">&lt; &gt;</text:span></text:p>
          </draw:text-box>
        </draw:frame>
        <draw:frame draw:style-name="gr6" draw:text-style-name="P7" draw:layer="layout" svg:width="5.306cm" svg:height="0.395cm" svg:x="13.909cm" svg:y="4.749cm">
          <draw:text-box>
            <text:p text:style-name="P5"><text:span text:style-name="T2">Ik ben gek op dingen organiseren </text:span></text:p>
          </draw:text-box>
        </draw:frame>
        <draw:frame draw:style-name="gr6" draw:text-style-name="P7" draw:layer="layout" svg:width="1.733cm" svg:height="0.395cm" svg:x="13.909cm" svg:y="5.172cm">
          <draw:text-box>
            <text:p text:style-name="P5"><text:span text:style-name="T2">en plannen</text:span></text:p>
          </draw:text-box>
        </draw:frame>
        <draw:frame draw:style-name="gr6" draw:text-style-name="P22" draw:layer="layout" svg:width="4.278cm" svg:height="0.395cm" svg:x="6.909cm" svg:y="5.911cm">
          <draw:text-box>
            <text:p text:style-name="P21"><text:span text:style-name="T2">Ik volg graag instructies op </text:span></text:p>
          </draw:text-box>
        </draw:frame>
        <draw:frame draw:style-name="gr6" draw:text-style-name="P7" draw:layer="layout" svg:width="0.506cm" svg:height="0.395cm" svg:x="12.854cm" svg:y="5.911cm">
          <draw:text-box>
            <text:p text:style-name="P5"><text:span text:style-name="T4">&lt; &gt;</text:span></text:p>
          </draw:text-box>
        </draw:frame>
        <draw:frame draw:style-name="gr6" draw:text-style-name="P7" draw:layer="layout" svg:width="3.253cm" svg:height="0.395cm" svg:x="13.909cm" svg:y="5.911cm">
          <draw:text-box>
            <text:p text:style-name="P5"><text:span text:style-name="T2">Ik geef graag leiding </text:span></text:p>
          </draw:text-box>
        </draw:frame>
        <draw:frame draw:style-name="gr6" draw:text-style-name="P7" draw:layer="layout" svg:width="5.285cm" svg:height="0.395cm" svg:x="6.909cm" svg:y="6.649cm">
          <draw:text-box>
            <text:p text:style-name="P5"><text:span text:style-name="T2">Ik wil dat andere mensen er goed </text:span></text:p>
          </draw:text-box>
        </draw:frame>
        <draw:frame draw:style-name="gr6" draw:text-style-name="P7" draw:layer="layout" svg:width="1.209cm" svg:height="0.395cm" svg:x="6.909cm" svg:y="7.072cm">
          <draw:text-box>
            <text:p text:style-name="P5"><text:span text:style-name="T2">uit zien </text:span></text:p>
          </draw:text-box>
        </draw:frame>
        <draw:frame draw:style-name="gr6" draw:text-style-name="P7" draw:layer="layout" svg:width="0.506cm" svg:height="0.395cm" svg:x="12.854cm" svg:y="6.861cm">
          <draw:text-box>
            <text:p text:style-name="P5"><text:span text:style-name="T4">&lt; &gt;</text:span></text:p>
          </draw:text-box>
        </draw:frame>
        <draw:frame draw:style-name="gr6" draw:text-style-name="P22" draw:layer="layout" svg:width="3.706cm" svg:height="0.395cm" svg:x="13.909cm" svg:y="6.861cm">
          <draw:text-box>
            <text:p text:style-name="P21"><text:span text:style-name="T2">Ik wil iets moois maken </text:span></text:p>
          </draw:text-box>
        </draw:frame>
      </draw:page>
      <draw:page draw:name="page3" draw:style-name="dp1" draw:master-page-name="master-page70">
        <draw:path draw:style-name="gr3" draw:text-style-name="P3" draw:layer="layout" svg:width="1.209cm" svg:height="3.283cm" svg:x="6.533cm" svg:y="6.987cm" svg:viewBox="0 0 1210 3284" svg:d="M500 132c13 20 17 42 10 63-114 356-341 577-510 700l62 405v151 1627c0 114 94 206 208 206s207-92 207-206v-1592-39l77-12v39 1604c0 114 93 206 207 206s207-92 207-206v-1708-79c0-1 0-2 0-3 3-15 4-32 1-48l-106-685 39-6 67 437 214-288c1-1 2-2 2-2 2-3 4-5 5-8 1-1 2-3 3-4 1-2 2-5 3-7s2-4 3-5c1-3 2-5 2-7 1-2 2-4 2-6 1-2 2-4 2-6 1-2 1-5 2-7 0-2 1-4 1-6s1-4 1-6 0-5 1-7c0-2 0-4 0-6s0-4 0-7c0-2 0-3-1-5 0-3 0-5 0-8-1-1-1-3-1-5-1-2-1-5-2-8 0-1 0-3-1-4-1-3-1-5-2-8-1-2-1-3-2-5s-2-5-3-7c0-2-1-3-2-5s-2-4-3-6c-2-2-3-4-4-6s-2-4-3-5c-2-2-3-5-5-7-1-1-2-2-2-3l-404-482c-14-16-31-28-49-36-23-12-51-17-79-13l-296 46c60 15 123 46 149 85z">
          <text:p/>
        </draw:path>
        <draw:path draw:style-name="gr3" draw:text-style-name="P3" draw:layer="layout" svg:width="0.707cm" svg:height="0.5cm" svg:x="6.22cm" svg:y="6.332cm" svg:viewBox="0 0 708 501" svg:d="M149 350c51-22 109-9 146 29l64-28c-4-53 25-105 77-127 52-23 110-10 147 29l125-56c-74-136-228-217-389-192-206 31-346 223-315 430 4 23 10 45 17 66l51-22c-4-53 26-106 77-129z">
          <text:p/>
        </draw:path>
        <draw:path draw:style-name="gr3" draw:text-style-name="P3" draw:layer="layout" svg:width="0.716cm" svg:height="0.519cm" svg:x="6.256cm" svg:y="6.565cm" svg:viewBox="0 0 717 520" svg:d="M398 516c22-3 44-9 64-16l50-168c9-30 39-51 70-51 7 0 14 1 21 3 31 9 51 38 51 68 50-75 74-169 59-266-5-30-13-59-24-86l-119 53c0 1 1 2 2 4 29 65-1 142-68 171-65 29-142-1-170-67-1-1-1-2-2-3l-50 22c1 1 1 2 2 3 29 66-1 142-66 171-66 29-142 0-171-66-1-1-1-2-2-4l-45 20c69 148 229 238 398 212z">
          <text:p/>
        </draw:path>
        <draw:path draw:style-name="gr3" draw:text-style-name="P3" draw:layer="layout" svg:width="0.882cm" svg:height="1.097cm" svg:x="6.125cm" svg:y="6.884cm" svg:viewBox="0 0 883 1098" svg:d="M0 968c1 2 1 3 1 5 0 3 0 5 0 8 1 2 1 4 1 6 1 2 1 4 2 6 0 3 1 5 1 7 1 2 2 4 2 6 1 2 2 5 3 7 0 1 1 2 1 3s0 1 1 2c2 5 5 11 8 16 1 1 1 2 2 3 3 4 5 7 8 11 1 1 2 3 3 4 4 4 8 8 12 11 1 1 2 2 3 3 4 3 7 6 11 9 1 0 2 1 3 2 5 3 10 6 15 8 1 0 2 1 3 1 4 2 9 4 14 5 1 1 2 1 3 2 6 1 11 2 17 3 1 0 2 0 4 1 3 0 5 0 8 1 3 0 5 0 7 0 1 0 1 0 1 0 6 0 13-1 19-2 2 0 5 0 7-1 1 0 2 0 3 0 3-1 7-2 10-3 1 0 2-1 3-1 3-1 6-2 10-4h1c5-2 37-16 86-45 153-88 469-317 608-754 16-47-96-101-177-108l41-137c6-18-5-36-22-42-18-5-36 5-42 23l-54 181v1c-79 247-231 412-354 511v-50c108-94 235-238 307-444-15 4-30 7-45 10-62 10-122 4-178-12-105 44-324 197-356 730 0 1 0 1 0 2s0 2 0 3 0 2 0 3c-1 3-1 6-1 9z">
          <text:p/>
        </draw:path>
        <draw:path draw:style-name="gr3" draw:text-style-name="P3" draw:layer="layout" svg:width="0.286cm" svg:height="0.365cm" svg:x="7.094cm" svg:y="6.12cm" svg:viewBox="0 0 287 366" svg:d="M287 0h-34c3 217-250 335-253 336l14 30c11-5 276-128 273-366z">
          <text:p/>
        </draw:path>
        <draw:path draw:style-name="gr3" draw:text-style-name="P3" draw:layer="layout" svg:width="0.197cm" svg:height="0.197cm" svg:x="6.323cm" svg:y="6.703cm" svg:viewBox="0 0 198 198" svg:d="M60 9c-51 22-74 81-52 131 22 49 81 72 131 50s72-80 50-131c-22-50-80-72-129-50z">
          <text:p/>
        </draw:path>
        <draw:path draw:style-name="gr3" draw:text-style-name="P3" draw:layer="layout" svg:width="0.197cm" svg:height="0.197cm" svg:x="6.61cm" svg:y="6.576cm" svg:viewBox="0 0 198 198" svg:d="M58 9c-49 22-72 80-50 130s80 73 130 51c50-23 73-81 51-131-22-49-81-73-131-50z">
          <text:p/>
        </draw:path>
        <draw:path draw:style-name="gr3" draw:text-style-name="P3" draw:layer="layout" svg:width="0.752cm" svg:height="0.752cm" svg:x="4.252cm" svg:y="6.576cm" svg:viewBox="0 0 753 753" svg:d="M572 486c0 0-109 326-367 95 0 0 235 15 367-95zM376 753c208 0 377-168 377-377 0-208-169-376-377-376s-376 168-376 376c0 209 168 377 376 377z">
          <text:p/>
        </draw:path>
        <draw:path draw:style-name="gr3" draw:text-style-name="P3" draw:layer="layout" svg:width="2.285cm" svg:height="4.312cm" svg:x="3.581cm" svg:y="6.201cm" svg:viewBox="0 0 2286 4313" svg:d="M307 1853c102-116 207-223 289-295v669zM2135 326l62-265c7-27-10-54-37-60s-55 10-61 37l-74 315-150 572-533 273h-617c-4 0-7 0-11 0-79 1-187 39-442 299-128 132-236 261-241 267-40 48-41 118-2 167l440 569c26 34 66 52 106 52 1 0 2-1 4-1l-126 1538c-9 114 76 214 189 223 114 10 214-75 223-189l125-1523h117l124 1523c9 114 109 199 223 189 113-9 198-109 189-223l-143-1748v-924l550-281c34-17 59-48 69-85l166-631c11-42-74-82-150-94z">
          <text:p/>
        </draw:path>
        <draw:path draw:style-name="gr20" draw:text-style-name="P1" draw:layer="layout" svg:width="1.118cm" svg:height="0.803cm" svg:x="3.075cm" svg:y="6.267cm" svg:viewBox="0 0 1119 804" svg:d="M1119 402c0 223-250 402-560 402-309 0-559-179-559-402 0-222 250-402 559-402 310 0 560 180 560 402z">
          <text:p/>
        </draw:path>
        <draw:polygon draw:style-name="gr21" draw:text-style-name="P2" draw:layer="layout" svg:width="0.329cm" svg:height="0.111cm" svg:x="3.749cm" svg:y="7.027cm" svg:viewBox="0 0 330 112" draw:points="0,43 330,112 129,0">
          <text:p/>
        </draw:polygon>
        <draw:path draw:style-name="gr2" draw:text-style-name="P2" draw:layer="layout" svg:width="0.875cm" svg:height="0.178cm" svg:x="3.163cm" svg:y="6.456cm" svg:viewBox="0 0 876 179" svg:d="M43 146c32-19 63-38 95-57 8-5 16-9 24-14 6-4 18-8 21-13 9-3 8-5-4-6 0 0 0 1 0 2-1 3 4 15 6 19 20 59 89 70 140 49 24-10 45-27 69-34 3-1 14-4 17-2-3-2 0 4 1 8 1 7 2 11 5 18 14 30 47 28 73 16 34-15 67-32 101-48-15-8-30-17-44-25 1 70 75 101 135 86 17-4 34-11 49-19 5-3 19-7 23-12 1 0 2-1 3-1-6-7-8-9-8-4-4 2 0 28 1 32 3 15 10 26 24 33 9 5 21 6 30 0 16-9 32-15 50-17 16-3 24-22 21-36-5-17-21-23-36-21-23 4-45 12-65 24h30c9 5 2 8 4 0 1-4 1-10 1-14-1-11-3-22-8-32-16-26-47-27-72-17-27 11-50 29-80 30-19 1-44-10-44-32 0-23-24-35-44-25-17 8-33 16-50 24-7 3-14 7-22 10-6 3-24 8-28 14-2 0-3 1-5 1 11 9 15 9 13 0 0-5-3-11-4-15-5-12-13-22-24-29-50-28-97 19-141 34-22 8-51 8-60-16-9-23-13-48-40-56-32-8-63 21-88 36-33 19-66 39-98 59-32 19-3 70 29 50z">
          <text:p/>
        </draw:path>
        <draw:path draw:style-name="gr2" draw:text-style-name="P2" draw:layer="layout" svg:width="0.714cm" svg:height="0.139cm" svg:x="3.209cm" svg:y="6.706cm" svg:viewBox="0 0 715 140" svg:d="M43 108c39-27 101-70 148-38 21 14 37 30 63 35 23 4 46-1 69-8 19-6 39-15 60-18 24-3 32 12 50 25 22 15 48 15 72 5 20-7 41-22 62-14 46 18 81 64 133 36 35-19 4-69-29-52-12 7-32-10-41-16-18-11-37-23-59-27-26-6-49 2-72 13-8 3-20 11-29 9-10-2-20-17-28-23-40-27-86-10-127 3-17 6-37 14-55 8-11-3-20-12-29-19-11-9-23-16-37-21-63-22-130 17-180 52-32 21-2 73 29 50z">
          <text:p/>
        </draw:path>
        <draw:path draw:style-name="gr2" draw:text-style-name="P2" draw:layer="layout" svg:width="0.382cm" svg:height="0.094cm" svg:x="3.412cm" svg:y="6.885cm" svg:viewBox="0 0 383 95" svg:d="M50 66c16-12 39-7 56-2 24 6 48 17 73 24 65 18 124 0 183-25 15-6 25-20 20-37-3-14-21-26-36-20-30 12-62 26-95 30-29 3-57-5-85-15-54-19-108-36-157 2-13 10-10 32 0 43 12 12 29 9 41 0z">
          <text:p/>
        </draw:path>
        <draw:path draw:style-name="gr1" draw:text-style-name="P1" draw:layer="layout" svg:width="4.965cm" svg:height="5.465cm" svg:x="1.017cm" svg:y="4.017cm" svg:viewBox="0 0 4966 5466" svg:d="M400 0c-221 0-400 179-400 400v5066h4966v-5466z">
          <text:p/>
        </draw:path>
        <draw:polygon draw:style-name="gr1" draw:text-style-name="P1" draw:layer="layout" svg:width="13.765cm" svg:height="5.465cm" svg:x="6.217cm" svg:y="4.017cm" svg:viewBox="0 0 13766 5466" draw:points="0,5466 13766,5466 13766,0 0,0">
          <text:p/>
        </draw:polygon>
        <draw:frame draw:style-name="gr6" draw:text-style-name="P7" draw:layer="layout" svg:width="10.789cm" svg:height="0.395cm" svg:x="6.6cm" svg:y="4.48cm">
          <draw:text-box>
            <text:p text:style-name="P5"><text:span text:style-name="T2">• <text:s/></text:span><text:span text:style-name="T2">Wat heb je geleerd over jouw interesses en je toekomstige beroep?</text:span></text:p>
          </draw:text-box>
        </draw:frame>
        <draw:frame draw:style-name="gr6" draw:text-style-name="P7" draw:layer="layout" svg:width="9.489cm" svg:height="0.395cm" svg:x="6.6cm" svg:y="4.974cm">
          <draw:text-box>
            <text:p text:style-name="P5"><text:span text:style-name="T2">• <text:s/></text:span><text:span text:style-name="T2">Welke dingen heb je ontdekt die je nog niet van jezelf wist?</text:span></text:p>
          </draw:text-box>
        </draw:frame>
        <draw:frame draw:style-name="gr6" draw:text-style-name="P7" draw:layer="layout" svg:width="5.485cm" svg:height="0.395cm" svg:x="6.6cm" svg:y="5.468cm">
          <draw:text-box>
            <text:p text:style-name="P5"><text:span text:style-name="T2">• <text:s/></text:span><text:span text:style-name="T2">Welke stap(pen) wil je nu zetten?</text:span></text:p>
          </draw:text-box>
        </draw:frame>
        <draw:frame draw:style-name="gr7" draw:text-style-name="P8" draw:layer="layout" svg:width="3.058cm" svg:height="1.025cm" svg:x="1.2cm" svg:y="4.278cm">
          <draw:text-box>
            <text:p text:style-name="P5"><text:span text:style-name="T3">NABE-</text:span></text:p>
          </draw:text-box>
        </draw:frame>
        <draw:frame draw:style-name="gr7" draw:text-style-name="P8" draw:layer="layout" svg:width="4.578cm" svg:height="1.025cm" svg:x="1.2cm" svg:y="5.089cm">
          <draw:text-box>
            <text:p text:style-name="P5"><text:span text:style-name="T3">SPREKEN</text:span></text:p>
          </draw:text-box>
        </draw:frame>
        <draw:frame draw:style-name="gr8" draw:text-style-name="P9" draw:layer="layout" svg:width="2.123cm" svg:height="0.556cm" svg:x="1.2cm" svg:y="6.055cm">
          <draw:text-box>
            <text:p text:style-name="P5"><text:span text:style-name="T5">VAN DE <text:s/></text:span></text:p>
          </draw:text-box>
        </draw:frame>
        <draw:frame draw:style-name="gr8" draw:text-style-name="P9" draw:layer="layout" svg:width="1.763cm" svg:height="0.556cm" svg:x="1.2cm" svg:y="6.655cm">
          <draw:text-box>
            <text:p text:style-name="P5"><text:span text:style-name="T5">ACTIVI-</text:span></text:p>
          </draw:text-box>
        </draw:frame>
        <draw:path draw:style-name="gr3" draw:text-style-name="P3" draw:layer="layout" svg:width="1.124cm" svg:height="1.022cm" svg:x="4.111cm" svg:y="12.75cm" svg:viewBox="0 0 1125 1023" svg:d="M419 721c169 0 310-9 391-25-26-183-59-287-85-344l36-12c29 65 65 182 92 386-120 33-449 43-784 21l-28 171c-6 33-20 63-41 86 9 3 19 5 29 6 8 0 192 13 400 13 11 0 23 0 35-1 435-3 551-60 610-122 38-40 56-92 50-145-25-216-62-383-113-505-39-95-87-163-143-204-43-31-83-43-113-45-5-1-10-1-14-1h-547l-118 709c114 8 232 12 343 12z">
          <text:p/>
        </draw:path>
        <draw:path draw:style-name="gr3" draw:text-style-name="P3" draw:layer="layout" svg:width="0.894cm" svg:height="0.247cm" svg:x="4.085cm" svg:y="13.78cm" svg:viewBox="0 0 895 248" svg:d="M895 248v-18-230c-95 18-224 28-405 30-12 0-24 0-35 0-211 0-395-13-403-14-18-1-35-5-52-12v226 18z">
          <text:p/>
        </draw:path>
        <draw:path draw:style-name="gr3" draw:text-style-name="P3" draw:layer="layout" svg:width="0.744cm" svg:height="0.744cm" svg:x="4.16cm" svg:y="11.912cm" svg:viewBox="0 0 745 745" svg:d="M372 745c206 0 373-167 373-372 0-206-167-373-373-373-205 0-372 167-372 373 0 205 167 372 372 372z">
          <text:p/>
        </draw:path>
        <draw:path draw:style-name="gr3" draw:text-style-name="P3" draw:layer="layout" svg:width="0.429cm" svg:height="1.411cm" svg:x="3.852cm" svg:y="12.359cm" svg:viewBox="0 0 430 1412" svg:d="M264 1302l166-993c8-48-107-84-187-80l32-190c3-19-10-36-28-39-19-3-37 9-40 28l-48 289c0 1 0 2 0 3l-157 938c-12 72 37 140 109 152 8 2 15 2 22 2 64 0 121-46 131-110z">
          <text:p/>
        </draw:path>
        <draw:polygon draw:style-name="gr3" draw:text-style-name="P3" draw:layer="layout" svg:width="2.149cm" svg:height="1.907cm" svg:x="3.448cm" svg:y="14.093cm" svg:viewBox="0 0 2150 1908" draw:points="2150,0 0,0 0,1908 2150,1908">
          <text:p/>
        </draw:polygon>
        <draw:polygon draw:style-name="gr3" draw:text-style-name="P3" draw:layer="layout" svg:width="0.55cm" svg:height="1.046cm" svg:x="2.898cm" svg:y="14.052cm" svg:viewBox="0 0 551 1047" draw:points="485,187 551,41 485,11 461,0 0,1006 90,1047">
          <text:p/>
        </draw:polygon>
        <draw:polygon draw:style-name="gr3" draw:text-style-name="P3" draw:layer="layout" svg:width="0.55cm" svg:height="1.046cm" svg:x="5.597cm" svg:y="14.052cm" svg:viewBox="0 0 551 1047" draw:points="67,187 461,1047 551,1006 91,0 67,11 0,41">
          <text:p/>
        </draw:polygon>
        <draw:path draw:style-name="gr3" draw:text-style-name="P3" draw:layer="layout" svg:width="0.599cm" svg:height="0.816cm" svg:x="4.85cm" svg:y="11.21cm" svg:viewBox="0 0 600 817" svg:d="M72 229c39-125 173-195 298-157 125 39 195 172 157 297-21 66-69 119-132 147l-7 3-6 4c-30 23-56 47-79 70l-172-53c-5-32-14-66-26-102l-3-7-3-6c-37-58-47-130-27-196zM67 685c-38 125 170 189 208 64 22-71 90-134 145-176 77-34 139-99 166-186 48-158-40-325-198-374-159-48-326 40-375 198-27 87-12 176 33 247 22 65 43 156 21 227z">
          <text:p/>
        </draw:path>
        <draw:path draw:style-name="gr3" draw:text-style-name="P3" draw:layer="layout" svg:width="0.228cm" svg:height="0.143cm" svg:x="4.988cm" svg:y="11.335cm" svg:viewBox="0 0 229 144" svg:d="M12 143c2 1 3 1 5 1 7 0 14-5 16-12 22-73 102-116 175-92 9 3 18-2 21-12 2-9-2-18-11-21-91-27-189 24-217 116-2 8 2 18 11 20z">
          <text:p/>
        </draw:path>
        <draw:path draw:style-name="gr1" draw:text-style-name="P1" draw:layer="layout" svg:width="4.965cm" svg:height="5.465cm" svg:x="1.017cm" svg:y="10.017cm" svg:viewBox="0 0 4966 5466" svg:d="M400 0c-221 0-400 179-400 400v5066h4966v-5466z">
          <text:p/>
        </draw:path>
        <draw:polygon draw:style-name="gr1" draw:text-style-name="P1" draw:layer="layout" svg:width="13.765cm" svg:height="5.465cm" svg:x="6.217cm" svg:y="10.017cm" svg:viewBox="0 0 13766 5466" draw:points="0,5466 13766,5466 13766,0 0,0">
          <text:p/>
        </draw:polygon>
        <draw:frame draw:style-name="gr8" draw:text-style-name="P9" draw:layer="layout" svg:width="1.759cm" svg:height="0.556cm" svg:x="1.2cm" svg:y="7.254cm">
          <draw:text-box>
            <text:p text:style-name="P5"><text:span text:style-name="T5">TEITEN</text:span></text:p>
          </draw:text-box>
        </draw:frame>
        <draw:frame draw:style-name="gr6" draw:text-style-name="P7" draw:layer="layout" svg:width="11.881cm" svg:height="0.395cm" svg:x="6.6cm" svg:y="10.48cm">
          <draw:text-box>
            <text:p text:style-name="P5"><text:span text:style-name="T2">Zorg dat je de stellingen bij opdracht 2 goed begrijpt. Vraag je docent het te <text:s/></text:span></text:p>
          </draw:text-box>
        </draw:frame>
        <draw:frame draw:style-name="gr6" draw:text-style-name="P7" draw:layer="layout" svg:width="4.951cm" svg:height="0.395cm" svg:x="6.6cm" svg:y="10.974cm">
          <draw:text-box>
            <text:p text:style-name="P5"><text:span text:style-name="T2">verduidelijken met voorbeelden!</text:span></text:p>
          </draw:text-box>
        </draw:frame>
        <draw:frame draw:style-name="gr7" draw:text-style-name="P8" draw:layer="layout" svg:width="3.279cm" svg:height="1.025cm" svg:x="1.2cm" svg:y="10.278cm">
          <draw:text-box>
            <text:p text:style-name="P5"><text:span text:style-name="T3">TIPS &amp;</text:span></text:p>
          </draw:text-box>
        </draw:frame>
        <draw:frame draw:style-name="gr7" draw:text-style-name="P8" draw:layer="layout" svg:width="3.279cm" svg:height="1.025cm" svg:x="1.2cm" svg:y="11.089cm">
          <draw:text-box>
            <text:p text:style-name="P5"><text:span text:style-name="T3">TRUCS</text:span></text:p>
          </draw:text-box>
        </draw:frame>
        <draw:frame draw:style-name="gr6" draw:text-style-name="P7" draw:layer="layout" svg:width="3.427cm" svg:height="0.412cm" svg:x="16.508cm" svg:y="28.864cm">
          <draw:text-box>
            <text:p text:style-name="P5"><text:span text:style-name="T7">expertisepuntlob.nl</text:span></text:p>
          </draw:text-box>
        </draw:frame>
        <draw:polygon draw:style-name="gr4" draw:text-style-name="P4" draw:layer="layout" svg:width="4.726cm" svg:height="0.05cm" svg:x="15.274cm" svg:y="1.433cm" svg:viewBox="0 0 4727 51" draw:points="0,51 4727,51 4727,0 0,0">
          <text:p/>
        </draw:polygon>
        <draw:polygon draw:style-name="gr4" draw:text-style-name="P4" draw:layer="layout" svg:width="4.726cm" svg:height="0.05cm" svg:x="15.274cm" svg:y="2.128cm" svg:viewBox="0 0 4727 51" draw:points="0,51 4727,51 4727,0 0,0">
          <text:p/>
        </draw:polygon>
        <draw:frame draw:style-name="gr16" draw:text-style-name="P17" draw:layer="layout" svg:width="2.707cm" svg:height="0.357cm" svg:x="1cm" svg:y="28.919cm">
          <draw:text-box>
            <text:p text:style-name="P5"><text:span text:style-name="T8">Dat vind ik leuk 3/3</text:span></text:p>
          </draw:text-box>
        </draw:frame>
        <draw:frame draw:style-name="gr5" draw:text-style-name="P6" draw:layer="layout" svg:width="4.756cm" svg:height="0.589cm" svg:x="15.277cm" svg:y="1.525cm">
          <draw:text-box>
            <text:p text:style-name="P5"><text:span text:style-name="T11">DAT VIND IK LEUK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Montserrat1" svg:font-family="Montserrat"/>
    <style:font-face style:name="MontserratBlack1" svg:font-family="MontserratBlack"/>
    <style:font-face style:name="MontserratMedium1" svg:font-family="MontserratMedium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Montserrat" svg:font-family="Montserrat" style:font-pitch="variable"/>
    <style:font-face style:name="MontserratBlack" svg:font-family="MontserratBlack" style:font-pitch="variable"/>
    <style:font-face style:name="MontserratMedium" svg:font-family="MontserratMediu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70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22T15:36:58.169503059</dc:date>
    <meta:editing-duration>PT6M31S</meta:editing-duration>
    <meta:editing-cycles>1</meta:editing-cycles>
    <meta:document-statistic meta:object-count="283"/>
    <meta:generator>LibreOffice/6.4.7.2$Linux_X86_64 LibreOffice_project/40$Build-2</meta:generator>
  </office:meta>
</office:document-meta>
</file>